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top" fo:padding="0.049cm" fo:border="none"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 style:family="paragraph" style:parent-style-name="Text_20_body">
      <style:text-properties officeooo:rsid="44abd523" officeooo:paragraph-rsid="44abd523"/>
    </style:style>
    <style:style style:name="P11" style:family="paragraph" style:parent-style-name="Text_20_body">
      <style:text-properties officeooo:rsid="44ac9524" officeooo:paragraph-rsid="44ac9524"/>
    </style:style>
    <style:style style:name="P12" style:family="paragraph" style:parent-style-name="Text_20_body">
      <style:text-properties officeooo:rsid="44ae9938" officeooo:paragraph-rsid="44ae9938"/>
    </style:style>
    <style:style style:name="P13" style:family="paragraph" style:parent-style-name="Text_20_body">
      <style:text-properties officeooo:rsid="44b0ecb3" officeooo:paragraph-rsid="452eaa7c"/>
    </style:style>
    <style:style style:name="P14" style:family="paragraph" style:parent-style-name="Text_20_body">
      <style:text-properties officeooo:rsid="448b8cbd" officeooo:paragraph-rsid="448b8cbd"/>
    </style:style>
    <style:style style:name="P15" style:family="paragraph" style:parent-style-name="Text_20_body">
      <style:text-properties officeooo:rsid="44bf46b9" officeooo:paragraph-rsid="44bf46b9"/>
    </style:style>
    <style:style style:name="P16" style:family="paragraph" style:parent-style-name="Text_20_body">
      <style:text-properties officeooo:rsid="44c17ef9" officeooo:paragraph-rsid="44c17ef9"/>
    </style:style>
    <style:style style:name="P17" style:family="paragraph" style:parent-style-name="Text_20_body">
      <style:text-properties officeooo:rsid="44df5743" officeooo:paragraph-rsid="44df5743"/>
    </style:style>
    <style:style style:name="P18" style:family="paragraph" style:parent-style-name="Text_20_body">
      <style:text-properties officeooo:rsid="44eda4c9" officeooo:paragraph-rsid="44eda4c9"/>
    </style:style>
    <style:style style:name="P19" style:family="paragraph" style:parent-style-name="Text_20_body">
      <style:text-properties officeooo:rsid="44f4a3d6" officeooo:paragraph-rsid="44f4a3d6"/>
    </style:style>
    <style:style style:name="P20" style:family="paragraph" style:parent-style-name="Text_20_body">
      <style:text-properties officeooo:rsid="44ff6856" officeooo:paragraph-rsid="451409c4"/>
    </style:style>
    <style:style style:name="P21" style:family="paragraph" style:parent-style-name="Text_20_body">
      <style:text-properties officeooo:paragraph-rsid="45056573"/>
    </style:style>
    <style:style style:name="P22" style:family="paragraph" style:parent-style-name="Text_20_body">
      <style:text-properties officeooo:rsid="4514d6e9" officeooo:paragraph-rsid="4514d6e9"/>
    </style:style>
    <style:style style:name="P23" style:family="paragraph" style:parent-style-name="Text_20_body">
      <style:text-properties officeooo:rsid="44ec1f8c" officeooo:paragraph-rsid="4515bf87"/>
    </style:style>
    <style:style style:name="P24" style:family="paragraph" style:parent-style-name="Text_20_body">
      <style:text-properties officeooo:rsid="44e8f1bc" officeooo:paragraph-rsid="45197c0c"/>
    </style:style>
    <style:style style:name="P25" style:family="paragraph" style:parent-style-name="Text_20_body">
      <style:text-properties officeooo:rsid="44e312f8" officeooo:paragraph-rsid="45197c0c"/>
    </style:style>
    <style:style style:name="P26" style:family="paragraph" style:parent-style-name="Text_20_body">
      <style:text-properties officeooo:rsid="451afc3a" officeooo:paragraph-rsid="451afc3a"/>
    </style:style>
    <style:style style:name="P27" style:family="paragraph" style:parent-style-name="Text_20_body">
      <style:text-properties officeooo:rsid="452c8abd" officeooo:paragraph-rsid="452c8abd"/>
    </style:style>
    <style:style style:name="P28" style:family="paragraph" style:parent-style-name="Text_20_body">
      <style:text-properties fo:font-style="normal" officeooo:rsid="44e8f1bc" officeooo:paragraph-rsid="44e8f1bc" style:font-style-asian="normal" style:font-style-complex="normal"/>
    </style:style>
    <style:style style:name="P29" style:family="paragraph" style:parent-style-name="Text_20_body">
      <style:text-properties officeooo:rsid="44cd4b51" officeooo:paragraph-rsid="452eaa7c"/>
    </style:style>
    <style:style style:name="P30" style:family="paragraph" style:parent-style-name="Table_20_Contents">
      <style:paragraph-properties fo:text-align="center" style:justify-single-word="false"/>
      <style:text-properties officeooo:paragraph-rsid="43e1de77"/>
    </style:style>
    <style:style style:name="P31" style:family="paragraph" style:parent-style-name="Table_20_Contents">
      <style:paragraph-properties fo:text-align="center" style:justify-single-word="false"/>
      <style:text-properties officeooo:paragraph-rsid="43bc8ce0"/>
    </style:style>
    <style:style style:name="P32" style:family="paragraph" style:parent-style-name="Table_20_Contents">
      <style:paragraph-properties fo:text-align="center" style:justify-single-word="false"/>
      <style:text-properties officeooo:paragraph-rsid="43be0f7b"/>
    </style:style>
    <style:style style:name="P33" style:family="paragraph" style:parent-style-name="Table_20_Contents">
      <style:paragraph-properties fo:text-align="center" style:justify-single-word="false"/>
      <style:text-properties officeooo:paragraph-rsid="43bebc20"/>
    </style:style>
    <style:style style:name="P34" style:family="paragraph" style:parent-style-name="Table_20_Contents">
      <style:paragraph-properties fo:text-align="center" style:justify-single-word="false"/>
      <style:text-properties officeooo:paragraph-rsid="447c3df5"/>
    </style:style>
    <style:style style:name="P35" style:family="paragraph" style:parent-style-name="Table_20_Contents">
      <style:text-properties officeooo:rsid="108252a0" officeooo:paragraph-rsid="4399fd83"/>
    </style:style>
    <style:style style:name="P36" style:family="paragraph" style:parent-style-name="Table_20_Contents">
      <style:text-properties officeooo:rsid="108252a0" officeooo:paragraph-rsid="4444f001"/>
    </style:style>
    <style:style style:name="P37" style:family="paragraph" style:parent-style-name="Table_20_Contents">
      <style:text-properties fo:font-style="italic" officeooo:rsid="108252a0" officeooo:paragraph-rsid="4399fd83" style:font-style-asian="italic" style:font-style-complex="italic"/>
    </style:style>
    <style:style style:name="P38" style:family="paragraph" style:parent-style-name="Table_20_Contents">
      <style:paragraph-properties fo:text-align="center" style:justify-single-word="false"/>
      <style:text-properties officeooo:rsid="439c3be6" officeooo:paragraph-rsid="439c3be6"/>
    </style:style>
    <style:style style:name="P39" style:family="paragraph" style:parent-style-name="Table_20_Contents">
      <style:paragraph-properties fo:text-align="center" style:justify-single-word="false"/>
      <style:text-properties officeooo:rsid="43a66cd9" officeooo:paragraph-rsid="43a66cd9"/>
    </style:style>
    <style:style style:name="P40" style:family="paragraph" style:parent-style-name="Table_20_Contents">
      <style:text-properties officeooo:rsid="43a66cd9" officeooo:paragraph-rsid="43a66cd9"/>
    </style:style>
    <style:style style:name="P41" style:family="paragraph" style:parent-style-name="Table_20_Contents">
      <style:text-properties officeooo:rsid="43a8ce06" officeooo:paragraph-rsid="43a8ce06"/>
    </style:style>
    <style:style style:name="P42" style:family="paragraph" style:parent-style-name="Table_20_Contents">
      <style:paragraph-properties fo:text-align="center" style:justify-single-word="false"/>
      <style:text-properties officeooo:rsid="43a8ce06" officeooo:paragraph-rsid="43a8ce06"/>
    </style:style>
    <style:style style:name="P43" style:family="paragraph" style:parent-style-name="Table_20_Contents">
      <style:paragraph-properties fo:text-align="center" style:justify-single-word="false"/>
      <style:text-properties officeooo:rsid="43aa37db" officeooo:paragraph-rsid="43aa37db"/>
    </style:style>
    <style:style style:name="P44" style:family="paragraph" style:parent-style-name="Table_20_Contents">
      <style:paragraph-properties fo:text-align="center" style:justify-single-word="false"/>
      <style:text-properties officeooo:rsid="43ac6315" officeooo:paragraph-rsid="43ac6315"/>
    </style:style>
    <style:style style:name="P45" style:family="paragraph" style:parent-style-name="Table_20_Contents">
      <style:paragraph-properties fo:text-align="center" style:justify-single-word="false"/>
      <style:text-properties officeooo:rsid="43acd72d" officeooo:paragraph-rsid="43acd72d"/>
    </style:style>
    <style:style style:name="P46" style:family="paragraph" style:parent-style-name="Table_20_Contents">
      <style:paragraph-properties fo:text-align="center" style:justify-single-word="false"/>
      <style:text-properties officeooo:rsid="43b07fc1" officeooo:paragraph-rsid="43b07fc1"/>
    </style:style>
    <style:style style:name="P47" style:family="paragraph" style:parent-style-name="Table_20_Contents">
      <style:paragraph-properties fo:text-align="center" style:justify-single-word="false"/>
      <style:text-properties officeooo:rsid="43b46930" officeooo:paragraph-rsid="43b46930"/>
    </style:style>
    <style:style style:name="P48" style:family="paragraph" style:parent-style-name="Table_20_Contents">
      <style:text-properties officeooo:rsid="43b46930" officeooo:paragraph-rsid="43b46930"/>
    </style:style>
    <style:style style:name="P49" style:family="paragraph" style:parent-style-name="Table_20_Contents">
      <style:paragraph-properties fo:text-align="center" style:justify-single-word="false"/>
      <style:text-properties officeooo:rsid="43b55913" officeooo:paragraph-rsid="43b55913"/>
    </style:style>
    <style:style style:name="P50" style:family="paragraph" style:parent-style-name="Table_20_Contents">
      <style:paragraph-properties fo:text-align="center" style:justify-single-word="false"/>
      <style:text-properties officeooo:rsid="43b90ae1" officeooo:paragraph-rsid="43b90ae1"/>
    </style:style>
    <style:style style:name="P51" style:family="paragraph" style:parent-style-name="Table_20_Contents">
      <style:text-properties officeooo:rsid="43bc8ce0" officeooo:paragraph-rsid="43bc8ce0"/>
    </style:style>
    <style:style style:name="P52" style:family="paragraph" style:parent-style-name="Table_20_Contents">
      <style:paragraph-properties fo:text-align="center" style:justify-single-word="false"/>
      <style:text-properties officeooo:rsid="43bc8ce0" officeooo:paragraph-rsid="43bc8ce0"/>
    </style:style>
    <style:style style:name="P53" style:family="paragraph" style:parent-style-name="Table_20_Contents">
      <style:text-properties officeooo:rsid="43be0f7b" officeooo:paragraph-rsid="43be0f7b"/>
    </style:style>
    <style:style style:name="P54" style:family="paragraph" style:parent-style-name="Table_20_Contents">
      <style:text-properties officeooo:rsid="43bebc20" officeooo:paragraph-rsid="43bebc20"/>
    </style:style>
    <style:style style:name="P55" style:family="paragraph" style:parent-style-name="Table_20_Contents">
      <style:paragraph-properties fo:text-align="center" style:justify-single-word="false"/>
      <style:text-properties officeooo:rsid="43d5e119" officeooo:paragraph-rsid="43d5e119"/>
    </style:style>
    <style:style style:name="P56" style:family="paragraph" style:parent-style-name="Table_20_Contents">
      <style:text-properties officeooo:rsid="43d5e119" officeooo:paragraph-rsid="43d5e119"/>
    </style:style>
    <style:style style:name="P57" style:family="paragraph" style:parent-style-name="Table_20_Contents">
      <style:text-properties officeooo:rsid="43e18d8a" officeooo:paragraph-rsid="43e18d8a"/>
    </style:style>
    <style:style style:name="P58" style:family="paragraph" style:parent-style-name="Table_20_Contents">
      <style:paragraph-properties fo:text-align="center" style:justify-single-word="false"/>
      <style:text-properties officeooo:rsid="43e18d8a" officeooo:paragraph-rsid="43e18d8a"/>
    </style:style>
    <style:style style:name="P59" style:family="paragraph" style:parent-style-name="Table_20_Contents">
      <style:text-properties officeooo:rsid="43e1de77" officeooo:paragraph-rsid="43e1de77"/>
    </style:style>
    <style:style style:name="P60" style:family="paragraph" style:parent-style-name="Table_20_Contents">
      <style:paragraph-properties fo:text-align="center" style:justify-single-word="false"/>
      <style:text-properties officeooo:rsid="43e1de77" officeooo:paragraph-rsid="43e1de77"/>
    </style:style>
    <style:style style:name="P61" style:family="paragraph" style:parent-style-name="Table_20_Contents">
      <style:text-properties officeooo:rsid="43e237d7" officeooo:paragraph-rsid="43e237d7"/>
    </style:style>
    <style:style style:name="P62" style:family="paragraph" style:parent-style-name="Table_20_Contents">
      <style:paragraph-properties fo:text-align="center" style:justify-single-word="false"/>
      <style:text-properties officeooo:rsid="43e3c914" officeooo:paragraph-rsid="43e3c914"/>
    </style:style>
    <style:style style:name="P63" style:family="paragraph" style:parent-style-name="Table_20_Contents">
      <style:paragraph-properties fo:text-align="center" style:justify-single-word="false"/>
      <style:text-properties officeooo:rsid="43e4f404" officeooo:paragraph-rsid="43e4f404"/>
    </style:style>
    <style:style style:name="P64" style:family="paragraph" style:parent-style-name="Table_20_Contents">
      <style:paragraph-properties fo:text-align="center" style:justify-single-word="false"/>
      <style:text-properties officeooo:rsid="43e55a5d" officeooo:paragraph-rsid="43e55a5d"/>
    </style:style>
    <style:style style:name="P65" style:family="paragraph" style:parent-style-name="Table_20_Contents">
      <style:paragraph-properties fo:text-align="center" style:justify-single-word="false"/>
      <style:text-properties officeooo:rsid="43e6eb1a" officeooo:paragraph-rsid="43e6eb1a"/>
    </style:style>
    <style:style style:name="P66" style:family="paragraph" style:parent-style-name="Table_20_Contents">
      <style:paragraph-properties fo:text-align="center" style:justify-single-word="false"/>
      <style:text-properties officeooo:rsid="43e8c9c5" officeooo:paragraph-rsid="43e8c9c5"/>
    </style:style>
    <style:style style:name="P67" style:family="paragraph" style:parent-style-name="Table_20_Contents">
      <style:text-properties officeooo:rsid="4409bbf9" officeooo:paragraph-rsid="4409bbf9"/>
    </style:style>
    <style:style style:name="P68" style:family="paragraph" style:parent-style-name="Table_20_Contents">
      <style:paragraph-properties fo:text-align="center" style:justify-single-word="false"/>
      <style:text-properties officeooo:rsid="44349e71" officeooo:paragraph-rsid="44349e71"/>
    </style:style>
    <style:style style:name="P69" style:family="paragraph" style:parent-style-name="Table_20_Contents">
      <style:paragraph-properties fo:text-align="center" style:justify-single-word="false"/>
      <style:text-properties officeooo:rsid="4444f001" officeooo:paragraph-rsid="4444f001"/>
    </style:style>
    <style:style style:name="P70" style:family="paragraph" style:parent-style-name="Table_20_Contents">
      <style:text-properties officeooo:rsid="4448534d" officeooo:paragraph-rsid="4448534d"/>
    </style:style>
    <style:style style:name="P71" style:family="paragraph" style:parent-style-name="Table_20_Contents">
      <style:paragraph-properties fo:text-align="center" style:justify-single-word="false"/>
      <style:text-properties officeooo:rsid="4448534d" officeooo:paragraph-rsid="4448534d"/>
    </style:style>
    <style:style style:name="P72" style:family="paragraph" style:parent-style-name="Table_20_Contents">
      <style:text-properties officeooo:rsid="4449c5e0" officeooo:paragraph-rsid="4449c5e0"/>
    </style:style>
    <style:style style:name="P73" style:family="paragraph" style:parent-style-name="Table_20_Contents">
      <style:paragraph-properties fo:text-align="center" style:justify-single-word="false"/>
      <style:text-properties officeooo:rsid="4449c5e0" officeooo:paragraph-rsid="4449c5e0"/>
    </style:style>
    <style:style style:name="P74" style:family="paragraph" style:parent-style-name="Table_20_Contents">
      <style:text-properties officeooo:rsid="444a2efa" officeooo:paragraph-rsid="444a2efa"/>
    </style:style>
    <style:style style:name="P75" style:family="paragraph" style:parent-style-name="Table_20_Contents">
      <style:paragraph-properties fo:text-align="center" style:justify-single-word="false"/>
      <style:text-properties officeooo:rsid="444a2efa" officeooo:paragraph-rsid="444a2efa"/>
    </style:style>
    <style:style style:name="P76" style:family="paragraph" style:parent-style-name="Table_20_Contents">
      <style:text-properties officeooo:rsid="444ac5d9" officeooo:paragraph-rsid="444ac5d9"/>
    </style:style>
    <style:style style:name="P77" style:family="paragraph" style:parent-style-name="Table_20_Contents">
      <style:paragraph-properties fo:text-align="center" style:justify-single-word="false"/>
      <style:text-properties officeooo:rsid="444ac5d9" officeooo:paragraph-rsid="444ac5d9"/>
    </style:style>
    <style:style style:name="P78" style:family="paragraph" style:parent-style-name="Table_20_Contents">
      <style:text-properties officeooo:rsid="447bac11" officeooo:paragraph-rsid="447bac11"/>
    </style:style>
    <style:style style:name="P79" style:family="paragraph" style:parent-style-name="Table_20_Contents">
      <style:paragraph-properties fo:text-align="center" style:justify-single-word="false"/>
      <style:text-properties officeooo:rsid="447bac11" officeooo:paragraph-rsid="447bac11"/>
    </style:style>
    <style:style style:name="P80" style:family="paragraph" style:parent-style-name="Table_20_Contents">
      <style:text-properties officeooo:rsid="447c3df5" officeooo:paragraph-rsid="447c3df5"/>
    </style:style>
    <style:style style:name="P81" style:family="paragraph" style:parent-style-name="Table_20_Contents">
      <style:text-properties officeooo:rsid="448919b3" officeooo:paragraph-rsid="448919b3"/>
    </style:style>
    <style:style style:name="P82" style:family="paragraph" style:parent-style-name="Table_20_Contents">
      <style:text-properties officeooo:rsid="44a34d0c" officeooo:paragraph-rsid="44a34d0c"/>
    </style:style>
    <style:style style:name="P83" style:family="paragraph" style:parent-style-name="Table_20_Contents">
      <style:paragraph-properties fo:text-align="center" style:justify-single-word="false"/>
      <style:text-properties officeooo:rsid="44a34d0c" officeooo:paragraph-rsid="44a34d0c"/>
    </style:style>
    <style:style style:name="P84" style:family="paragraph" style:parent-style-name="Table_20_Contents">
      <style:paragraph-properties fo:text-align="center" style:justify-single-word="false"/>
      <style:text-properties officeooo:rsid="44a34d0c" officeooo:paragraph-rsid="44a69c30"/>
    </style:style>
    <style:style style:name="P85" style:family="paragraph" style:parent-style-name="Table_20_Contents">
      <style:text-properties officeooo:rsid="44a848c5" officeooo:paragraph-rsid="44a848c5"/>
    </style:style>
    <style:style style:name="P86" style:family="paragraph" style:parent-style-name="Table_20_Contents">
      <style:paragraph-properties fo:text-align="center" style:justify-single-word="false"/>
      <style:text-properties officeooo:rsid="44a848c5" officeooo:paragraph-rsid="44a848c5"/>
    </style:style>
    <style:style style:name="P87" style:family="paragraph" style:parent-style-name="Table_20_Contents">
      <style:text-properties officeooo:rsid="44904c9b" officeooo:paragraph-rsid="44904c9b"/>
    </style:style>
    <style:style style:name="P88" style:family="paragraph" style:parent-style-name="Table_20_Contents">
      <style:text-properties officeooo:rsid="44b7a7fb" officeooo:paragraph-rsid="44b7a7fb"/>
    </style:style>
    <style:style style:name="P89" style:family="paragraph" style:parent-style-name="Table_20_Contents">
      <style:paragraph-properties fo:text-align="center" style:justify-single-word="false"/>
      <style:text-properties officeooo:rsid="44b7a7fb" officeooo:paragraph-rsid="44b7a7fb"/>
    </style:style>
    <style:style style:name="P90" style:family="paragraph" style:parent-style-name="Table_20_Contents">
      <style:text-properties officeooo:rsid="44b7a7fb" officeooo:paragraph-rsid="44b90de9"/>
    </style:style>
    <style:style style:name="P91" style:family="paragraph" style:parent-style-name="Table_20_Contents">
      <style:text-properties officeooo:rsid="449a9106" officeooo:paragraph-rsid="449a9106"/>
    </style:style>
    <style:style style:name="P92" style:family="paragraph" style:parent-style-name="Table_20_Contents">
      <style:paragraph-properties fo:text-align="center" style:justify-single-word="false"/>
      <style:text-properties officeooo:rsid="44a004ce" officeooo:paragraph-rsid="44a004ce"/>
    </style:style>
    <style:style style:name="P93" style:family="paragraph" style:parent-style-name="Záhlaví_20_tabulky">
      <style:text-properties officeooo:rsid="448919b3" officeooo:paragraph-rsid="448919b3"/>
    </style:style>
    <style:style style:name="P94" style:family="paragraph" style:parent-style-name="Záhlaví_20_tabulky">
      <style:text-properties officeooo:rsid="448919b3" officeooo:paragraph-rsid="44baebac"/>
    </style:style>
    <style:style style:name="P95" style:family="paragraph" style:parent-style-name="Záhlaví_20_tabulky">
      <style:text-properties officeooo:rsid="44904c9b" officeooo:paragraph-rsid="44904c9b"/>
    </style:style>
    <style:style style:name="P96" style:family="paragraph" style:parent-style-name="Záhlaví_20_tabulky">
      <style:text-properties officeooo:rsid="44b7a7fb" officeooo:paragraph-rsid="44b7a7fb"/>
    </style:style>
    <style:style style:name="P97" style:family="paragraph" style:parent-style-name="Text_20_body">
      <style:paragraph-properties fo:margin-left="1.249cm" fo:margin-right="0cm" fo:text-indent="0cm" style:auto-text-indent="false"/>
      <style:text-properties officeooo:rsid="448b8cbd" officeooo:paragraph-rsid="448b8cbd"/>
    </style:style>
    <style:style style:name="P98" style:family="paragraph" style:parent-style-name="Text_20_body">
      <style:paragraph-properties fo:margin-left="1.249cm" fo:margin-right="0cm" fo:text-indent="0cm" style:auto-text-indent="false"/>
      <style:text-properties officeooo:rsid="448cca06" officeooo:paragraph-rsid="449245b3"/>
    </style:style>
    <style:style style:name="P99" style:family="paragraph" style:parent-style-name="Table_20_Heading">
      <style:text-properties officeooo:rsid="44c8e11c" officeooo:paragraph-rsid="44c8e11c"/>
    </style:style>
    <style:style style:name="P100" style:family="paragraph" style:parent-style-name="Example">
      <style:text-properties officeooo:rsid="44fdf49b" officeooo:paragraph-rsid="45299022"/>
    </style:style>
    <style:style style:name="P101" style:family="paragraph" style:parent-style-name="Example">
      <style:text-properties officeooo:paragraph-rsid="452460c5"/>
    </style:style>
    <style:style style:name="P102" style:family="paragraph" style:parent-style-name="Heading_20_1">
      <style:text-properties officeooo:paragraph-rsid="453415a1"/>
    </style:style>
    <style:style style:name="P103" style:family="paragraph" style:parent-style-name="Heading_20_1" style:master-page-name="Standard">
      <style:paragraph-properties style:page-number="auto"/>
      <style:text-properties officeooo:rsid="448664dc" officeooo:paragraph-rsid="448664dc"/>
    </style:style>
    <style:style style:name="P104" style:family="paragraph" style:parent-style-name="Heading_20_3">
      <style:text-properties officeooo:paragraph-rsid="4515bf87"/>
    </style:style>
    <style:style style:name="P105" style:family="paragraph" style:parent-style-name="Heading_20_3">
      <style:text-properties officeooo:paragraph-rsid="45197c0c"/>
    </style:style>
    <style:style style:name="P106" style:family="paragraph" style:parent-style-name="Heading_20_3">
      <style:text-properties officeooo:paragraph-rsid="44bf46b9"/>
    </style:style>
    <style:style style:name="P107" style:family="paragraph" style:parent-style-name="Heading_20_3">
      <style:text-properties officeooo:rsid="448b8cbd" officeooo:paragraph-rsid="448b8cbd"/>
    </style:style>
    <style:style style:name="P108" style:family="paragraph" style:parent-style-name="Heading_20_2">
      <style:text-properties officeooo:rsid="44eda4c9" officeooo:paragraph-rsid="44eda4c9"/>
    </style:style>
    <style:style style:name="P109" style:family="paragraph" style:parent-style-name="Heading_20_2">
      <style:text-properties officeooo:rsid="452eaa7c"/>
    </style:style>
    <style:style style:name="P110" style:family="paragraph" style:parent-style-name="Heading_20_2">
      <style:text-properties officeooo:paragraph-rsid="452eaa7c"/>
    </style:style>
    <style:style style:name="P111" style:family="paragraph" style:parent-style-name="Text_20_body" style:list-style-name="L1">
      <style:text-properties officeooo:rsid="44d8283d" officeooo:paragraph-rsid="44d8283d"/>
    </style:style>
    <style:style style:name="P112" style:family="paragraph" style:parent-style-name="Text_20_body" style:list-style-name="L1">
      <style:text-properties officeooo:rsid="44c145ff" officeooo:paragraph-rsid="44c145ff"/>
    </style:style>
    <style:style style:name="P113" style:family="paragraph" style:parent-style-name="Text_20_body" style:list-style-name="L1">
      <style:text-properties officeooo:rsid="44c17ef9" officeooo:paragraph-rsid="44c17ef9"/>
    </style:style>
    <style:style style:name="P114" style:family="paragraph" style:parent-style-name="Text_20_body" style:list-style-name="L1">
      <style:text-properties officeooo:rsid="44d82b0f" officeooo:paragraph-rsid="44d82b0f"/>
    </style:style>
    <style:style style:name="P115"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16" style:family="paragraph" style:parent-style-name="Text_20_body" style:list-style-name="L3">
      <style:text-properties officeooo:rsid="453560c0" officeooo:paragraph-rsid="453560c0"/>
    </style:style>
    <style:style style:name="P117" style:family="paragraph" style:parent-style-name="Text_20_body" style:list-style-name="L3">
      <style:text-properties officeooo:rsid="448034da" officeooo:paragraph-rsid="453415a1"/>
    </style:style>
    <style:style style:name="P118" style:family="paragraph" style:parent-style-name="Text_20_body" style:list-style-name="L3">
      <style:text-properties officeooo:rsid="4536cc23" officeooo:paragraph-rsid="4536cc23"/>
    </style:style>
    <style:style style:name="P119" style:family="paragraph" style:parent-style-name="Text_20_body" style:list-style-name="L3">
      <style:text-properties officeooo:rsid="453763b5" officeooo:paragraph-rsid="453763b5"/>
    </style:style>
    <style:style style:name="T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3"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7" style:family="text">
      <style:text-properties officeooo:rsid="43b46930"/>
    </style:style>
    <style:style style:name="T8" style:family="text">
      <style:text-properties officeooo:rsid="43bf7b66"/>
    </style:style>
    <style:style style:name="T9" style:family="text">
      <style:text-properties officeooo:rsid="43cca3ba"/>
    </style:style>
    <style:style style:name="T10" style:family="text">
      <style:text-properties officeooo:rsid="43d5e119"/>
    </style:style>
    <style:style style:name="T11" style:family="text">
      <style:text-properties officeooo:rsid="43d7ab42"/>
    </style:style>
    <style:style style:name="T12" style:family="text">
      <style:text-properties officeooo:rsid="43e3c914"/>
    </style:style>
    <style:style style:name="T13" style:family="text">
      <style:text-properties officeooo:rsid="4409d251"/>
    </style:style>
    <style:style style:name="T14" style:family="text">
      <style:text-properties officeooo:rsid="441cbf68"/>
    </style:style>
    <style:style style:name="T15" style:family="text">
      <style:text-properties officeooo:rsid="441e7f6a"/>
    </style:style>
    <style:style style:name="T16" style:family="text">
      <style:text-properties officeooo:rsid="4448c74c"/>
    </style:style>
    <style:style style:name="T17" style:family="text">
      <style:text-properties officeooo:rsid="444abe9c"/>
    </style:style>
    <style:style style:name="T18" style:family="text">
      <style:text-properties officeooo:rsid="44747aa0"/>
    </style:style>
    <style:style style:name="T19" style:family="text">
      <style:text-properties officeooo:rsid="44749682"/>
    </style:style>
    <style:style style:name="T20" style:family="text">
      <style:text-properties officeooo:rsid="4475c1be"/>
    </style:style>
    <style:style style:name="T21" style:family="text">
      <style:text-properties officeooo:rsid="447c3df5"/>
    </style:style>
    <style:style style:name="T22" style:family="text">
      <style:text-properties officeooo:rsid="44820bca"/>
    </style:style>
    <style:style style:name="T23" style:family="text">
      <style:text-properties officeooo:rsid="44835598"/>
    </style:style>
    <style:style style:name="T24" style:family="text">
      <style:text-properties officeooo:rsid="448a57a5"/>
    </style:style>
    <style:style style:name="T25" style:family="text">
      <style:text-properties officeooo:rsid="448c731f"/>
    </style:style>
    <style:style style:name="T26" style:family="text">
      <style:text-properties officeooo:rsid="44940315"/>
    </style:style>
    <style:style style:name="T27" style:family="text">
      <style:text-properties officeooo:rsid="44949f6b"/>
    </style:style>
    <style:style style:name="T28" style:family="text">
      <style:text-properties officeooo:rsid="4498706f"/>
    </style:style>
    <style:style style:name="T29" style:family="text">
      <style:text-properties officeooo:rsid="44a004ce"/>
    </style:style>
    <style:style style:name="T30" style:family="text">
      <style:text-properties officeooo:rsid="44a34d0c"/>
    </style:style>
    <style:style style:name="T31" style:family="text">
      <style:text-properties officeooo:rsid="44a40a4b"/>
    </style:style>
    <style:style style:name="T32" style:family="text">
      <style:text-properties officeooo:rsid="44a69c30"/>
    </style:style>
    <style:style style:name="T33" style:family="text">
      <style:text-properties officeooo:rsid="44a848c5"/>
    </style:style>
    <style:style style:name="T34" style:family="text">
      <style:text-properties officeooo:rsid="44a867bb"/>
    </style:style>
    <style:style style:name="T35" style:family="text">
      <style:text-properties officeooo:rsid="44a9553d"/>
    </style:style>
    <style:style style:name="T36" style:family="text">
      <style:text-properties officeooo:rsid="44ab2351"/>
    </style:style>
    <style:style style:name="T37" style:family="text">
      <style:text-properties officeooo:rsid="44ae2d9c"/>
    </style:style>
    <style:style style:name="T38" style:family="text">
      <style:text-properties officeooo:rsid="44b2966c"/>
    </style:style>
    <style:style style:name="T39" style:family="text">
      <style:text-properties officeooo:rsid="44b73070"/>
    </style:style>
    <style:style style:name="T40" style:family="text">
      <style:text-properties officeooo:rsid="44b7a7fb"/>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44e6c974" style:font-style-asian="normal" style:font-style-complex="normal"/>
    </style:style>
    <style:style style:name="T45" style:family="text">
      <style:text-properties fo:font-weight="normal" style:font-weight-asian="normal" style:font-weight-complex="normal"/>
    </style:style>
    <style:style style:name="T46" style:family="text">
      <style:text-properties officeooo:rsid="44b90de9"/>
    </style:style>
    <style:style style:name="T47" style:family="text">
      <style:text-properties officeooo:rsid="44baebac"/>
    </style:style>
    <style:style style:name="T48" style:family="text">
      <style:text-properties officeooo:rsid="44c17ef9"/>
    </style:style>
    <style:style style:name="T49" style:family="text">
      <style:text-properties officeooo:rsid="44c30151"/>
    </style:style>
    <style:style style:name="T50" style:family="text">
      <style:text-properties officeooo:rsid="44c67e5d"/>
    </style:style>
    <style:style style:name="T51" style:family="text">
      <style:text-properties officeooo:rsid="44cad5c3"/>
    </style:style>
    <style:style style:name="T52" style:family="text">
      <style:text-properties officeooo:rsid="44ccc0fd"/>
    </style:style>
    <style:style style:name="T53" style:family="text">
      <style:text-properties officeooo:rsid="44d8283d"/>
    </style:style>
    <style:style style:name="T54" style:family="text">
      <style:text-properties officeooo:rsid="44d90dc8"/>
    </style:style>
    <style:style style:name="T55" style:family="text">
      <style:text-properties officeooo:rsid="44d920e3"/>
    </style:style>
    <style:style style:name="T56" style:family="text">
      <style:text-properties officeooo:rsid="44d9d64c"/>
    </style:style>
    <style:style style:name="T57" style:family="text">
      <style:text-properties officeooo:rsid="44de87e5"/>
    </style:style>
    <style:style style:name="T58" style:family="text">
      <style:text-properties fo:font-style="italic" style:font-style-asian="italic" style:font-style-complex="italic"/>
    </style:style>
    <style:style style:name="T59" style:family="text">
      <style:text-properties officeooo:rsid="44e1527f"/>
    </style:style>
    <style:style style:name="T60" style:family="text">
      <style:text-properties officeooo:rsid="44e505c7"/>
    </style:style>
    <style:style style:name="T61" style:family="text">
      <style:text-properties fo:font-weight="bold" style:font-weight-asian="bold" style:font-weight-complex="bold"/>
    </style:style>
    <style:style style:name="T62" style:family="text">
      <style:text-properties officeooo:rsid="44e7e408"/>
    </style:style>
    <style:style style:name="T63" style:family="text">
      <style:text-properties officeooo:rsid="44eba2dd"/>
    </style:style>
    <style:style style:name="T64" style:family="text">
      <style:text-properties officeooo:rsid="44ee7f7c"/>
    </style:style>
    <style:style style:name="T65" style:family="text">
      <style:text-properties officeooo:rsid="44ef4ac8"/>
    </style:style>
    <style:style style:name="T66" style:family="text">
      <style:text-properties officeooo:rsid="44f09952"/>
    </style:style>
    <style:style style:name="T67" style:family="text">
      <style:text-properties officeooo:rsid="44f1b308"/>
    </style:style>
    <style:style style:name="T68" style:family="text">
      <style:text-properties officeooo:rsid="44f1bee8"/>
    </style:style>
    <style:style style:name="T69" style:family="text">
      <style:text-properties officeooo:rsid="44f66367"/>
    </style:style>
    <style:style style:name="T70" style:family="text">
      <style:text-properties officeooo:rsid="44f6c94e"/>
    </style:style>
    <style:style style:name="T71" style:family="text">
      <style:text-properties officeooo:rsid="44f9f453"/>
    </style:style>
    <style:style style:name="T72" style:family="text">
      <style:text-properties officeooo:rsid="450a5ce9"/>
    </style:style>
    <style:style style:name="T73" style:family="text">
      <style:text-properties officeooo:rsid="451168d3"/>
    </style:style>
    <style:style style:name="T74" style:family="text">
      <style:text-properties officeooo:rsid="45137ace"/>
    </style:style>
    <style:style style:name="T75" style:family="text">
      <style:text-properties officeooo:rsid="4514d6e9"/>
    </style:style>
    <style:style style:name="T76" style:family="text">
      <style:text-properties officeooo:rsid="4516cbd5"/>
    </style:style>
    <style:style style:name="T77" style:family="text">
      <style:text-properties officeooo:rsid="4518ab05"/>
    </style:style>
    <style:style style:name="T78" style:family="text">
      <style:text-properties officeooo:rsid="45197c0c"/>
    </style:style>
    <style:style style:name="T79" style:family="text">
      <style:text-properties officeooo:rsid="451d1da7"/>
    </style:style>
    <style:style style:name="T80" style:family="text">
      <style:text-properties officeooo:rsid="451ec006"/>
    </style:style>
    <style:style style:name="T81" style:family="text">
      <style:text-properties officeooo:rsid="451ecbe9"/>
    </style:style>
    <style:style style:name="T82" style:family="text">
      <style:text-properties officeooo:rsid="4520a274"/>
    </style:style>
    <style:style style:name="T83" style:family="text">
      <style:text-properties officeooo:rsid="4525ee4b"/>
    </style:style>
    <style:style style:name="T84" style:family="text">
      <style:text-properties officeooo:rsid="45299022"/>
    </style:style>
    <style:style style:name="T85" style:family="text">
      <style:text-properties officeooo:rsid="452ab8d6"/>
    </style:style>
    <style:style style:name="T86" style:family="text">
      <style:text-properties officeooo:rsid="452ce818"/>
    </style:style>
    <style:style style:name="T87" style:family="text">
      <style:text-properties officeooo:rsid="452eaa7c"/>
    </style:style>
    <style:style style:name="T88" style:family="text">
      <style:text-properties officeooo:rsid="452f93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Loot</text:h>
      <text:p text:style-name="P17">/<text:span text:style-name="T75">*</text:span></text:p>
      <text:p text:style-name="P22">PLAN:<text:line-break/>- na rare kouzla a rare recepty se v první verzi vykašlu. Jako loot se dají použít i recepty a kouzla v pravidech + bude to obsahem modulů.</text:p>
      <text:p text:style-name="P22">*/</text:p>
      <text:p text:style-name="P17">V této kapitole si probereme, kolik by měly postavy vydělávat a za co mohou své zlaťáky utrácet.</text:p>
      <text:h text:style-name="Heading_20_2" text:outline-level="2">Zdroje příjmů</text:h>
      <text:h text:style-name="P104" text:outline-level="3">Prodej nalezených pokladů</text:h>
      <text:p text:style-name="P23">Nejčastějším zdrojem příjmů postav je prodej nalezených cenností. <text:span text:style-name="T63">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105" text:outline-level="3"><text:soft-page-break/>Odměn<text:span text:style-name="T78">a</text:span></text:h>
      <text:p text:style-name="P24">Dalším obvyklým zdrojem příjmů dobrodruhů jsou odměny. Pán kraje může například vypsat odměnu za hlavu nestvůry, která <text:span text:style-name="T76">vraždí</text:span> nebohé vesničany, <text:span text:style-name="T76">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25">Postavy se mohou nechat najmou jako strážci karavany, ozbrojená posádka námořní lodi, jako ochranka nějakého velmože a podobně. K odhadu, kolik si tím vydělají, použij náklady <text:span text:style-name="T77">na</text:span> živobytí. <text:span text:style-name="T60">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61">Pavel:</text:span> „Domluvil jsem, že se můžeme přidat ke kupecké karavaně, která míří stejným směrem. Budou nás platit jako běžné zbrojnoše, tedy 3 zlaťáky na osobu za měsíc.</text:p>
      <text:p text:style-name="Example"><text:soft-page-break/><text:span text:style-name="T61">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61">Pán jeskyně:</text:span> „<text:span text:style-name="T62">Ve skutečnosti to bude asi tak, že jíst budete společně s karavanou a odečtou vám to z žoldu. Ale celkově si vyděláte těch 6 zlatých, jak říkala Katka.</text:span>“</text:p>
      <text:p text:style-name="Example"><text:span text:style-name="T42">Jana:</text:span><text:span text:style-name="T43"> „Jsem pro. </text:span><text:span text:style-name="T44">Kdy vyrážíme?</text:span><text:span text:style-name="T43">“</text:span></text:p>
      <text:p text:style-name="P28">Nemusí to samozřejmě být přesně tyto částky. Vůdce karavany může klidně nabídnout trochu víc nebo míň a postavy mohou smlouvat.</text:p>
      <text:h text:style-name="Heading_20_3" text:outline-level="3">Obyčejná práce</text:h>
      <text:p text:style-name="P17">Postavy <text:span text:style-name="T77">také</text:span> mohou chtít provozovat obyčejnou, nedobrodružnou živnost. Válečník s dovedností <text:span text:style-name="T58">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59">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26"><text:soft-page-break/>Příjmy z obyčejné práce se hodí, když postavy někam cestují, nebo třeba když chcete posunout čas ve hře. <text:span text:style-name="T79">V tom případě můžete říct, že se postavy živí tím, co umí, a nemusí tedy po tuto dobu utrácet za živobytí.</text:span></text:p>
      <text:h text:style-name="P108" text:outline-level="2">Kolik by měly postavy vydělávat?</text:h>
      <text:p text:style-name="P18">Při přidělování pokladů mysli především na to, aby postavy měly za co utrácet. Hráč<text:span text:style-name="T74">i</text:span> by <text:span text:style-name="T74">si</text:span> vždy měli <text:span text:style-name="T74">říkat</text:span> „chceme si koupit tohle tohle a tohle a potřebujeme na to vydělat“, nikoliv „máme spoustu peněz a nevíme, co s nimi“.<text:line-break/><text:tab/><text:span text:style-name="T64">Předtím, než začneš vymýšlet, jaké poklady na postavy čekají, si tedy udělej přehled o tom, jaké mají výdaje a co si mohou chtít koupit.</text:span></text:p>
      <text:p text:style-name="P19">TODO: Výcvik a přestupy na vyšší úroveň?<text:line-break/>Knihy (studijní materiál).</text:p>
      <text:p text:style-name="Example_20_Header">Živobytí</text:p>
      <text:p text:style-name="Example"><text:span text:style-name="T66">Postavy si určitě</text:span> budou chtí<text:span text:style-name="T57">t</text:span> udržet své stávající živobytí, <text:span text:style-name="T68">to tedy obvykle budou jejich náklady</text:span>. <text:span text:style-name="T67">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85">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65">Pokud </text:span>ale<text:span text:style-name="T65">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70">Trvalé k</text:span>ouzelné předměty</text:p>
      <text:p text:style-name="Example">Kouzelné předměty <text:span text:style-name="T69">postavám</text:span> rozšiřují možnosti <text:span text:style-name="T69">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101">V nabídce obchodníků by také určitě měly být lektvary a jiné spotřební kouzelné předměty. Drž si přehled o tom, kolik jich hráči mají – pokud mají <text:span text:style-name="T80">desítky</text:span> <text:span text:style-name="T58">léčivých lektvarů</text:span> a jen zřídka nějaký použijí, o další nejspíš stát nebudou.<text:line-break/><text:tab/>Pokud je v družině alchymista, měl by většinu lektvarů vyrábět on, <text:span text:style-name="T82">aby měl možnost uplatnit své schopnosti</text:span>. <text:span text:style-name="T81">Je to</text:span> zajištěno tím, že je vyrábí levněji (za poloviční cenu než za jakou je prodávají obchodníci), ale i tak je dobré mu nedělat konkurenci a dávat <text:span text:style-name="T72">do nabídky</text:span> obchodníků spíš lektvary, které neumí vyr<text:span text:style-name="T83">obit</text:span>.</text:p>
      <text:p text:style-name="Example_20_Header">Alchymistické suroviny</text:p>
      <text:p text:style-name="Example">Většinu surovin by měl alchymista vytěžit z toho, co najde, <text:span text:style-name="T71">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73">Nepříjemné ale je, že</text:span> se tím trivializují všechny menší částky. <text:span text:style-name="T73">Než tedy postavy zavalíš horou zlata, ujisti se, že si opravdu chtějí něco drahého pořídit.</text:span></text:p>
      <text:p text:style-name="P20"><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27">TODO: Až budou kouzelné předměty, tak přepracovat konec příkladu – měl by tam určitě bejt součet, <text:span text:style-name="T86">což je</text:span> rozpočet na další úroveň.</text:p>
      <text:p text:style-name="P100">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84">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P109" text:outline-level="2">Oceňování pokladů</text:h>
      <text:p text:style-name="P21">Truhla velká dřevěná s kováním</text:p>
      <text:p text:style-name="P21">Truhla velká dřevěná</text:p>
      <text:p text:style-name="P21">Truhla střední dřevěná s kováním</text:p>
      <text:p text:style-name="P21">Truhla střední dřevěná</text:p>
      <text:p text:style-name="P21">Truhla malá dřevěná s kováním</text:p>
      <text:p text:style-name="P21"><text:soft-page-break/>Truhla malá dřevěná</text:p>
      <text:p text:style-name="P21">Truhlice, celokovová</text:p>
      <text:p text:style-name="P21">Zámek na truhlu - vestavěný</text:p>
      <text:p text:style-name="P21">Zámek - visací</text:p>
      <text:p text:style-name="P21"/>
      <text:p text:style-name="P21">Drahé plátno</text:p>
      <text:p text:style-name="P21">Koberec</text:p>
      <text:p text:style-name="P21">Mosazné nádobí</text:p>
      <text:p text:style-name="P8">Stříbrné nádobí</text:p>
      <text:p text:style-name="P8"/>
      <text:p text:style-name="P9">Knihy</text:p>
      <text:h text:style-name="Heading_20_3" text:outline-level="3">Cena <text:span text:style-name="T53">materiálu</text:span></text:h>
      <text:p text:style-name="P15">Mince mají cenu kovů, ze kterých jsou vyrobené. Jedna mince obyčejně váží 4 gramy, jeden kilogram kovu tedy stojí stejně jako 250 mincí z něj vyrobených.</text:p>
      <text:list xml:id="list3220682471" text:style-name="L1">
        <text:list-item>
          <text:p text:style-name="P111">Železo a ocel stojí desetkrát méně než měď.</text:p>
        </text:list-item>
        <text:list-item>
          <text:p text:style-name="P112">Bronz, cín <text:span text:style-name="T48">a</text:span> mosaz stojí <text:span text:style-name="T48">zhruba</text:span> stejně jako měď.</text:p>
        </text:list-item>
        <text:list-item>
          <text:p text:style-name="P113">Stříbro stojí desetkrát víc, zlato stokrát víc.</text:p>
        </text:list-item>
        <text:list-item>
          <text:p text:style-name="P114">Slonovina, rohovina a polodrahokamy (nefrit, křišťál) stojí zhruba jako stříbro.</text:p>
        </text:list-item>
      </text:list>
      <text:p text:style-name="P16"><text:soft-page-break/><text:span text:style-name="T49">P</text:span>oměry cen <text:span text:style-name="T54">materiálů</text:span> zůstávají zachovány i u výrobků. Zlatá náušnice tedy bude stát desetkrát víc než stříbrná <text:span text:style-name="T55">a zlatá soška bude stát desetkrát víc než soška ze slonoviny</text:span>.</text:p>
      <text:h text:style-name="P106" text:outline-level="3"><text:span text:style-name="T39">Kovové i</text:span>ngoty</text:h>
      <text:p text:style-name="P5"><text:span text:style-name="T50">Ingoty, stejně jako mince, m</text:span>ají cenu kovu, ze kterého jsou vyrobené.</text:p>
      <text:list xml:id="list2945803401" text:style-name="L2">
        <text:list-item>
          <text:p text:style-name="P115">Malý ingot váží 40 gramů a stojí jako 10 mincí z příslušného kovu.</text:p>
        </text:list-item>
        <text:list-item>
          <text:p text:style-name="P115">Střední ingot váží 200 gramů a stojí jako 50 mincí z příslušného kovu.</text:p>
        </text:list-item>
        <text:list-item>
          <text:p text:style-name="P115">Velký ingot váží 1 kg a stojí jako 250 mincí z příslušného kovu.</text:p>
        </text:list-item>
      </text:list>
      <text:h text:style-name="Heading_20_3" text:outline-level="3">Šperky</text:h>
      <text:p text:style-name="P7">V tabulce je uvedena cena základu šperků, bez vsazených drahých kamenů či perel. Jejich cenu tedy musíš přičíst.</text:p>
      <text:p text:style-name="Example_20_Header">Příklad:</text:p>
      <text:p text:style-name="Example">Stříbrná náušnice s perlou stojí 15 st <text:span text:style-name="T56">(</text:span>5 st za stříbrnou náušnici a 1 zl za vsazenou perlu<text:span text:style-name="T56">)</text:span>.</text:p>
      <text:h text:style-name="Heading_20_3" text:outline-level="3">Sošky</text:h>
      <text:p text:style-name="P11">Zlato, stříbro</text:p>
      <text:p text:style-name="P12">Polodrahokam (křišťál, nefrit)</text:p>
      <text:p text:style-name="P11">Slonovina nebo rohovina</text:p>
      <text:h text:style-name="Heading_20_3" text:outline-level="3"><text:soft-page-break/>Nádobí</text:h>
      <text:p text:style-name="P12">stříbro</text:p>
      <text:h text:style-name="Heading_20_3" text:outline-level="3">Drahokamy</text:h>
      <text:p text:style-name="P2">Cena uvedená v tabulce je za vybroušený drahokam. Surový (nebroušený) kámen stojí polovinu. Cena drahokamů prudce roste s jejich velikostí. <text:span text:style-name="T27">V tabulce je cena za kámen běžné velikosti. Malé kameny stojí desetinu, velké desetinásobek. Opravdu velké drahokamy jsou ještě mnohem dražší. Jsou ale také nesmírně vzácné, obvykle mají svá vlastní jména a nepovalují se jen tak po jeskyních.</text:span></text:p>
      <text:p text:style-name="P97">Diamant <text:span text:style-name="T26">(čirý, žlutý, modrý, růžový, červený)</text:span></text:p>
      <text:p text:style-name="P97">Smaragd <text:span text:style-name="T28">(zelený)</text:span></text:p>
      <text:p text:style-name="P97">Rubín <text:span text:style-name="T28">(červený)</text:span></text:p>
      <text:p text:style-name="P97">Safír <text:span text:style-name="T28">(modrý, oranžový, růžový, žlutý, zelený)</text:span></text:p>
      <text:p text:style-name="P98">Topaz <text:span text:style-name="T28">(čirý, žlutý, růžový, hnědý, modrý)</text:span></text:p>
      <text:h text:style-name="P107"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29">Neopracované stojí polovinu.</text:span></text:p>
      <text:p text:style-name="P97">Achát, <text:span text:style-name="T25">Akvamarín, Ametyst, Beryl, Citrín, Granát, Hematit, Chryzoberyl, Jantar, Jaspis, Kalcit,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10">hedvábí</text:p>
      <text:h text:style-name="Heading_20_3" text:outline-level="3">Koberce</text:h>
      <text:p text:style-name="P14"/>
      <text:h text:style-name="Heading_20_3" text:outline-level="3">Pozlacené předměty a padělky</text:h>
      <text:p text:style-name="P4">Pozlacen<text:span text:style-name="T38">é</text:span> <text:span text:style-name="T38">předměty</text:span> <text:span text:style-name="T37">(setina ceny zlatých, možná ještě míň)</text:span></text:p>
      <text:h text:style-name="Heading_20_3" text:outline-level="3">Určování cen pokladů</text:h>
      <text:p text:style-name="P6">Pozor na to, že ceny uvedené v následující tabulce jsou výkupní – za tuto cenu tedy tyto věci obchodník koupí od postav. <text:span text:style-name="T51">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99"><text:span text:style-name="T52">Výkupní</text:span> cen<text:span text:style-name="T52">y</text:span> pokladů</text:p>
          </table:table-cell>
          <table:covered-table-cell/>
        </table:table-row>
        <table:table-row table:style-name="Table1.2">
          <table:table-cell table:style-name="Table1.A2" table:number-columns-spanned="2" office:value-type="string">
            <text:p text:style-name="P93"><text:span text:style-name="T47">Stříbrné š</text:span>perky</text:p>
          </table:table-cell>
          <table:covered-table-cell/>
        </table:table-row>
        <table:table-row table:style-name="Table1.3">
          <table:table-cell table:style-name="Table1.A2" office:value-type="string">
            <text:p text:style-name="P81"><text:span text:style-name="T30">P</text:span>rsten, <text:span text:style-name="T30">jehlice, brož</text:span>, <text:span text:style-name="T30">dvě</text:span> náušnice, <text:span text:style-name="T31">spona</text:span></text:p>
          </table:table-cell>
          <table:table-cell table:style-name="Table1.A2" office:value-type="string">
            <text:p text:style-name="P83">1 zl</text:p>
          </table:table-cell>
        </table:table-row>
        <table:table-row table:style-name="Table1.4">
          <table:table-cell table:style-name="Table1.A2" office:value-type="string">
            <text:p text:style-name="P81"><text:span text:style-name="T30">N</text:span>áhrdelník, <text:span text:style-name="T24">náramek nebo čelenka</text:span></text:p>
          </table:table-cell>
          <table:table-cell table:style-name="Table1.A2" office:value-type="string">
            <text:p text:style-name="P83">3 zl</text:p>
          </table:table-cell>
        </table:table-row>
        <table:table-row table:style-name="Table1.5">
          <table:table-cell table:style-name="Table1.A2" office:value-type="string">
            <text:p text:style-name="P82">Pás, <text:span text:style-name="T36">řetěz</text:span></text:p>
          </table:table-cell>
          <table:table-cell table:style-name="Table1.A2" office:value-type="string">
            <text:p text:style-name="P84"><text:span text:style-name="T32">5</text:span> zl</text:p>
          </table:table-cell>
        </table:table-row>
        <table:table-row table:style-name="Table1.6">
          <table:table-cell table:style-name="Table1.A2" office:value-type="string">
            <text:p text:style-name="P82">Žezlo, koruna</text:p>
          </table:table-cell>
          <table:table-cell table:style-name="Table1.A2" office:value-type="string">
            <text:p text:style-name="P83"><text:span text:style-name="T32">10</text:span> zl</text:p>
          </table:table-cell>
        </table:table-row>
        <table:table-row table:style-name="Table1.7">
          <table:table-cell table:style-name="Table1.A2" table:number-columns-spanned="2" office:value-type="string">
            <text:p text:style-name="P94"><text:span text:style-name="T47">Zlaté š</text:span>perky</text:p>
          </table:table-cell>
          <table:covered-table-cell/>
        </table:table-row>
        <table:table-row table:style-name="Table1.8">
          <table:table-cell table:style-name="Table1.A2" office:value-type="string">
            <text:p text:style-name="P81"><text:span text:style-name="T30">P</text:span>rsten, <text:span text:style-name="T30">jehlice, brož</text:span>, <text:span text:style-name="T30">dvě</text:span> náušnice, <text:span text:style-name="T31">spona</text:span></text:p>
          </table:table-cell>
          <table:table-cell table:style-name="Table1.A2" office:value-type="string">
            <text:p text:style-name="P83">10 zl</text:p>
          </table:table-cell>
        </table:table-row>
        <table:table-row table:style-name="Table1.9">
          <table:table-cell table:style-name="Table1.A2" office:value-type="string">
            <text:p text:style-name="P81"><text:span text:style-name="T30">N</text:span>áhrdelník, <text:span text:style-name="T24">náramek nebo čelenka</text:span></text:p>
          </table:table-cell>
          <table:table-cell table:style-name="Table1.A2" office:value-type="string">
            <text:p text:style-name="P83">30 zl</text:p>
          </table:table-cell>
        </table:table-row>
        <table:table-row table:style-name="Table1.10">
          <table:table-cell table:style-name="Table1.A2" office:value-type="string">
            <text:p text:style-name="P82">Pás, <text:span text:style-name="T36">řetěz</text:span></text:p>
          </table:table-cell>
          <table:table-cell table:style-name="Table1.A2" office:value-type="string">
            <text:p text:style-name="P84">50 zl</text:p>
          </table:table-cell>
        </table:table-row>
        <table:table-row table:style-name="Table1.11">
          <table:table-cell table:style-name="Table1.A11" office:value-type="string">
            <text:p text:style-name="P82">Žezlo, koruna</text:p>
          </table:table-cell>
          <table:table-cell table:style-name="Table1.A11" office:value-type="string">
            <text:p text:style-name="P83"><text:span text:style-name="T47">10</text:span>0 zl</text:p>
          </table:table-cell>
        </table:table-row>
        <table:table-row table:style-name="Table1.12">
          <table:table-cell table:style-name="Table1.A11" table:number-columns-spanned="2" office:value-type="string">
            <text:p text:style-name="P95">Drahé kameny a perly</text:p>
          </table:table-cell>
          <table:covered-table-cell/>
        </table:table-row>
        <table:table-row table:style-name="Table1.13">
          <table:table-cell table:style-name="Table1.A11" office:value-type="string">
            <text:p text:style-name="P91">Polodrahokam</text:p>
          </table:table-cell>
          <table:table-cell table:style-name="Table1.A11" office:value-type="string">
            <text:p text:style-name="P92">1 zl</text:p>
          </table:table-cell>
        </table:table-row>
        <table:table-row table:style-name="Table1.14">
          <table:table-cell table:style-name="Table1.A11" office:value-type="string">
            <text:p text:style-name="P87"><text:span text:style-name="T33">Bílá nebo růžová p</text:span>erla</text:p>
          </table:table-cell>
          <table:table-cell table:style-name="Table1.A11" office:value-type="string">
            <text:p text:style-name="P86"><text:span text:style-name="T34">1</text:span> zl</text:p>
          </table:table-cell>
        </table:table-row>
        <table:table-row table:style-name="Table1.15">
          <table:table-cell table:style-name="Table1.A11" office:value-type="string">
            <text:p text:style-name="P85">Černá perla</text:p>
          </table:table-cell>
          <table:table-cell table:style-name="Table1.A11" office:value-type="string">
            <text:p text:style-name="P86"><text:span text:style-name="T34">5</text:span> zl</text:p>
          </table:table-cell>
        </table:table-row>
        <table:table-row table:style-name="Table1.16">
          <table:table-cell table:style-name="Table1.A11" office:value-type="string">
            <text:p text:style-name="P85">Topaz</text:p>
          </table:table-cell>
          <table:table-cell table:style-name="Table1.A11" office:value-type="string">
            <text:p text:style-name="P86"><text:span text:style-name="T35">5</text:span> zl</text:p>
          </table:table-cell>
        </table:table-row>
        <table:table-row table:style-name="Table1.17">
          <table:table-cell table:style-name="Table1.A11" office:value-type="string">
            <text:p text:style-name="P87">Safír</text:p>
          </table:table-cell>
          <table:table-cell table:style-name="Table1.A11" office:value-type="string">
            <text:p text:style-name="P86"><text:span text:style-name="T35">8</text:span> zl</text:p>
          </table:table-cell>
        </table:table-row>
        <table:table-row table:style-name="Table1.18">
          <table:table-cell table:style-name="Table1.A11" office:value-type="string">
            <text:p text:style-name="P87">Rubín</text:p>
          </table:table-cell>
          <table:table-cell table:style-name="Table1.A11" office:value-type="string">
            <text:p text:style-name="P86"><text:span text:style-name="T35">10</text:span> z</text:p>
          </table:table-cell>
        </table:table-row>
        <table:table-row table:style-name="Table1.19">
          <table:table-cell table:style-name="Table1.A11" office:value-type="string">
            <text:p text:style-name="P87">Smaragd</text:p>
          </table:table-cell>
          <table:table-cell table:style-name="Table1.A11" office:value-type="string">
            <text:p text:style-name="P86"><text:span text:style-name="T35">15</text:span> zl</text:p>
          </table:table-cell>
        </table:table-row>
        <table:table-row table:style-name="Table1.20">
          <table:table-cell table:style-name="Table1.A11" office:value-type="string">
            <text:p text:style-name="P87">Diamant</text:p>
          </table:table-cell>
          <table:table-cell table:style-name="Table1.A11" office:value-type="string">
            <text:p text:style-name="P86"><text:span text:style-name="T35">25</text:span> zl</text:p>
          </table:table-cell>
        </table:table-row>
        <table:table-row table:style-name="Table1.21">
          <table:table-cell table:style-name="Table1.A11" table:number-columns-spanned="2" office:value-type="string">
            <text:p text:style-name="P96">Malý ingot<text:span text:style-name="T41"> (40 g)</text:span></text:p>
          </table:table-cell>
          <table:covered-table-cell/>
        </table:table-row>
        <table:table-row table:style-name="Table1.22">
          <table:table-cell table:style-name="Table1.A11" office:value-type="string">
            <text:p text:style-name="P90">Měď, cín, bronz <text:span text:style-name="T46">nebo</text:span> mosaz</text:p>
          </table:table-cell>
          <table:table-cell table:style-name="Table1.A11" office:value-type="string">
            <text:p text:style-name="P89">1 st</text:p>
          </table:table-cell>
        </table:table-row>
        <table:table-row table:style-name="Table1.23">
          <table:table-cell table:style-name="Table1.A11" office:value-type="string">
            <text:p text:style-name="P88">Stříbro</text:p>
          </table:table-cell>
          <table:table-cell table:style-name="Table1.A11" office:value-type="string">
            <text:p text:style-name="P38"><text:span text:style-name="T9">1</text:span> zl</text:p>
          </table:table-cell>
        </table:table-row>
        <table:table-row table:style-name="Table1.24">
          <table:table-cell table:style-name="Table1.A11" office:value-type="string">
            <text:p text:style-name="P88">Zlato</text:p>
          </table:table-cell>
          <table:table-cell table:style-name="Table1.A11" office:value-type="string">
            <text:p text:style-name="P38">1<text:span text:style-name="T40">0</text:span> zl</text:p>
          </table:table-cell>
        </table:table-row>
        <table:table-row table:style-name="Table1.25">
          <table:table-cell table:style-name="Table1.A11" table:number-columns-spanned="2" office:value-type="string">
            <text:p text:style-name="P96">Střední ingot<text:span text:style-name="T45"> (200 g)</text:span></text:p>
          </table:table-cell>
          <table:covered-table-cell/>
        </table:table-row>
        <table:table-row table:style-name="Table1.26">
          <table:table-cell table:style-name="Table1.A11" office:value-type="string">
            <text:p text:style-name="P90">Měď, cín, bronz <text:span text:style-name="T46">nebo</text:span> mosaz</text:p>
          </table:table-cell>
          <table:table-cell table:style-name="Table1.A11" office:value-type="string">
            <text:p text:style-name="P89">5 st</text:p>
          </table:table-cell>
        </table:table-row>
        <table:table-row table:style-name="Table1.27">
          <table:table-cell table:style-name="Table1.A11" office:value-type="string">
            <text:p text:style-name="P88">Stříbro</text:p>
          </table:table-cell>
          <table:table-cell table:style-name="Table1.A11" office:value-type="string">
            <text:p text:style-name="P38"><text:span text:style-name="T9">5</text:span> zl</text:p>
          </table:table-cell>
        </table:table-row>
        <table:table-row table:style-name="Table1.28">
          <table:table-cell table:style-name="Table1.A11" office:value-type="string">
            <text:p text:style-name="P88">Zlato</text:p>
          </table:table-cell>
          <table:table-cell table:style-name="Table1.A11" office:value-type="string">
            <text:p text:style-name="P38"><text:span text:style-name="T40">50</text:span> zl</text:p>
          </table:table-cell>
        </table:table-row>
        <table:table-row table:style-name="Table1.29">
          <table:table-cell table:style-name="Table1.A11" table:number-columns-spanned="2" office:value-type="string">
            <text:p text:style-name="P96">Velký ingot<text:span text:style-name="T45"> (1 kg)</text:span></text:p>
          </table:table-cell>
          <table:covered-table-cell/>
        </table:table-row>
        <table:table-row table:style-name="Table1.30">
          <table:table-cell table:style-name="Table1.A11" office:value-type="string">
            <text:p text:style-name="P88">Měď, cín, bronz <text:span text:style-name="T46">nebo</text:span> mosaz</text:p>
          </table:table-cell>
          <table:table-cell table:style-name="Table1.A11" office:value-type="string">
            <text:p text:style-name="P89">25 st</text:p>
          </table:table-cell>
        </table:table-row>
        <table:table-row table:style-name="Table1.31">
          <table:table-cell table:style-name="Table1.A11" office:value-type="string">
            <text:p text:style-name="P88">Stříbro</text:p>
          </table:table-cell>
          <table:table-cell table:style-name="Table1.A11" office:value-type="string">
            <text:p text:style-name="P38"><text:span text:style-name="T40">25</text:span> zl</text:p>
          </table:table-cell>
        </table:table-row>
        <table:table-row table:style-name="Table1.32">
          <table:table-cell table:style-name="Table1.A11" office:value-type="string">
            <text:p text:style-name="P88">Zlato</text:p>
          </table:table-cell>
          <table:table-cell table:style-name="Table1.A11" office:value-type="string">
            <text:p text:style-name="P38"><text:span text:style-name="T40">250</text:span> zl</text:p>
          </table:table-cell>
        </table:table-row>
        <table:table-row table:style-name="Table1.33">
          <table:table-cell table:style-name="Table1.A11" table:number-columns-spanned="2" office:value-type="string">
            <text:p text:style-name="Záhlaví_20_tabulky">Šplhací náčiní</text:p>
          </table:table-cell>
          <table:covered-table-cell/>
        </table:table-row>
        <table:table-row table:style-name="Table1.34">
          <table:table-cell table:style-name="Table1.A11" office:value-type="string">
            <text:p text:style-name="P35">5 metrů lana</text:p>
          </table:table-cell>
          <table:table-cell table:style-name="Table1.A11" office:value-type="string">
            <text:p text:style-name="P39">5 st</text:p>
          </table:table-cell>
        </table:table-row>
        <table:table-row table:style-name="Table1.35">
          <table:table-cell table:style-name="Table1.A11" office:value-type="string">
            <text:p text:style-name="P35">2 metry provazového žebříku</text:p>
          </table:table-cell>
          <table:table-cell table:style-name="Table1.A11" office:value-type="string">
            <text:p text:style-name="P39">5 st</text:p>
          </table:table-cell>
        </table:table-row>
        <text:soft-page-break/>
        <table:table-row table:style-name="Table1.36">
          <table:table-cell table:style-name="Table1.A11" office:value-type="string">
            <text:p text:style-name="P40">2 metry řetězu</text:p>
          </table:table-cell>
          <table:table-cell table:style-name="Table1.A11" office:value-type="string">
            <text:p text:style-name="P39">1 zl</text:p>
          </table:table-cell>
        </table:table-row>
        <table:table-row table:style-name="Table1.37">
          <table:table-cell table:style-name="Table1.A11" office:value-type="string">
            <text:p text:style-name="P41">Kotvička</text:p>
          </table:table-cell>
          <table:table-cell table:style-name="Table1.A11" office:value-type="string">
            <text:p text:style-name="P42">1 zl</text:p>
          </table:table-cell>
        </table:table-row>
        <table:table-row table:style-name="Table1.38">
          <table:table-cell table:style-name="Table1.A11" office:value-type="string">
            <text:p text:style-name="P35">Šplhací pomůcky</text:p>
          </table:table-cell>
          <table:table-cell table:style-name="Table1.A11" office:value-type="string">
            <text:p text:style-name="P39">2 zl</text:p>
          </table:table-cell>
        </table:table-row>
        <table:table-row table:style-name="Table1.39">
          <table:table-cell table:style-name="Table1.A11" office:value-type="string">
            <text:p text:style-name="P40">Kladkostroj</text:p>
          </table:table-cell>
          <table:table-cell table:style-name="Table1.A11" office:value-type="string">
            <text:p text:style-name="P39">1 zl</text:p>
          </table:table-cell>
        </table:table-row>
        <table:table-row table:style-name="Table1.40">
          <table:table-cell table:style-name="Table1.A11" table:number-columns-spanned="2" office:value-type="string">
            <text:p text:style-name="Záhlaví_20_tabulky">Zlodějské pomůcky</text:p>
          </table:table-cell>
          <table:covered-table-cell/>
        </table:table-row>
        <table:table-row table:style-name="Table1.41">
          <table:table-cell table:style-name="Table1.A11" office:value-type="string">
            <text:p text:style-name="P35">Zlodějské náčiní</text:p>
          </table:table-cell>
          <table:table-cell table:style-name="Table1.A11" office:value-type="string">
            <text:p text:style-name="P43">5 zl</text:p>
          </table:table-cell>
        </table:table-row>
        <table:table-row table:style-name="Table1.42">
          <table:table-cell table:style-name="Table1.A11" office:value-type="string">
            <text:p text:style-name="P35">Pytlík nášlapných ježků</text:p>
          </table:table-cell>
          <table:table-cell table:style-name="Table1.A11" office:value-type="string">
            <text:p text:style-name="P43">1 zl</text:p>
          </table:table-cell>
        </table:table-row>
        <table:table-row table:style-name="Table1.43">
          <table:table-cell table:style-name="Table1.A11" office:value-type="string">
            <text:p text:style-name="P35">Líčidla</text:p>
          </table:table-cell>
          <table:table-cell table:style-name="Table1.A11" office:value-type="string">
            <text:p text:style-name="P43">1 zl</text:p>
          </table:table-cell>
        </table:table-row>
        <table:table-row table:style-name="Table1.44">
          <table:table-cell table:style-name="Table1.A11" office:value-type="string">
            <text:p text:style-name="P35">Padělatelské náčiní</text:p>
          </table:table-cell>
          <table:table-cell table:style-name="Table1.A11" office:value-type="string">
            <text:p text:style-name="P43">2 zl</text:p>
          </table:table-cell>
        </table:table-row>
        <table:table-row table:style-name="Table1.45">
          <table:table-cell table:style-name="Table1.A11" table:number-columns-spanned="2" office:value-type="string">
            <text:p text:style-name="Záhlaví_20_tabulky">Léčitelská výbava</text:p>
          </table:table-cell>
          <table:covered-table-cell/>
        </table:table-row>
        <table:table-row table:style-name="Table1.46">
          <table:table-cell table:style-name="Table1.A11" office:value-type="string">
            <text:p text:style-name="P35">Léčitelské potřeby</text:p>
          </table:table-cell>
          <table:table-cell table:style-name="Table1.A11" office:value-type="string">
            <text:p text:style-name="P44">1 zl</text:p>
          </table:table-cell>
        </table:table-row>
        <table:table-row table:style-name="Table1.47">
          <table:table-cell table:style-name="Table1.A11" office:value-type="string">
            <text:p text:style-name="P35"><text:span text:style-name="T21">M</text:span>ast na otevřená zranění</text:p>
          </table:table-cell>
          <table:table-cell table:style-name="Table1.A11" office:value-type="string">
            <text:p text:style-name="P34"><text:span text:style-name="T6">2</text:span><text:span text:style-name="T22"> st za dávku</text:span></text:p>
          </table:table-cell>
        </table:table-row>
        <table:table-row table:style-name="Table1.48">
          <table:table-cell table:style-name="Table1.A11" office:value-type="string">
            <text:p text:style-name="P80">Mast na popáleniny</text:p>
          </table:table-cell>
          <table:table-cell table:style-name="Table1.A11" office:value-type="string">
            <text:p text:style-name="P34"><text:span text:style-name="T6">4</text:span><text:span text:style-name="T23"> st za dávku</text:span></text:p>
          </table:table-cell>
        </table:table-row>
        <table:table-row table:style-name="Table1.49">
          <table:table-cell table:style-name="Table1.A11" table:number-columns-spanned="2" office:value-type="string">
            <text:p text:style-name="Záhlaví_20_tabulky">Psací a malířské potřeby</text:p>
          </table:table-cell>
          <table:covered-table-cell/>
        </table:table-row>
        <table:table-row table:style-name="Table1.50">
          <table:table-cell table:style-name="Table1.A11" office:value-type="string">
            <text:p text:style-name="P35">Písařská souprava</text:p>
          </table:table-cell>
          <table:table-cell table:style-name="Table1.A11" office:value-type="string">
            <text:p text:style-name="P39">1 zl</text:p>
          </table:table-cell>
        </table:table-row>
        <table:table-row table:style-name="Table1.51">
          <table:table-cell table:style-name="Table1.A11" office:value-type="string">
            <text:p text:style-name="P35">Malířské potřeby <text:span text:style-name="T8">(plátna, štětce, barvy)</text:span></text:p>
          </table:table-cell>
          <table:table-cell table:style-name="Table1.A11" office:value-type="string">
            <text:p text:style-name="P68">2 zl</text:p>
          </table:table-cell>
        </table:table-row>
        <table:table-row table:style-name="Table1.52">
          <table:table-cell table:style-name="Table1.A11" table:number-columns-spanned="2" office:value-type="string">
            <text:p text:style-name="Záhlaví_20_tabulky">Hudební nástroje</text:p>
          </table:table-cell>
          <table:covered-table-cell/>
        </table:table-row>
        <table:table-row table:style-name="Table1.53">
          <table:table-cell table:style-name="Table1.A11" office:value-type="string">
            <text:p text:style-name="P35">Buben</text:p>
          </table:table-cell>
          <table:table-cell table:style-name="Table1.A11" office:value-type="string">
            <text:p text:style-name="P69">5 st</text:p>
          </table:table-cell>
        </table:table-row>
        <table:table-row table:style-name="Table1.54">
          <table:table-cell table:style-name="Table1.A11" office:value-type="string">
            <text:p text:style-name="P35">Citera</text:p>
          </table:table-cell>
          <table:table-cell table:style-name="Table1.A11" office:value-type="string">
            <text:p text:style-name="P69">2 zl</text:p>
          </table:table-cell>
        </table:table-row>
        <table:table-row table:style-name="Table1.55">
          <table:table-cell table:style-name="Table1.A11" office:value-type="string">
            <text:p text:style-name="P35">Dudy</text:p>
          </table:table-cell>
          <table:table-cell table:style-name="Table1.A11" office:value-type="string">
            <text:p text:style-name="P69">3 zl</text:p>
          </table:table-cell>
        </table:table-row>
        <table:table-row table:style-name="Table1.56">
          <table:table-cell table:style-name="Table1.A11" office:value-type="string">
            <text:p text:style-name="P35">Flétna</text:p>
          </table:table-cell>
          <table:table-cell table:style-name="Table1.A11" office:value-type="string">
            <text:p text:style-name="P69">2 st</text:p>
          </table:table-cell>
        </table:table-row>
        <table:table-row table:style-name="Table1.57">
          <table:table-cell table:style-name="Table1.A11" office:value-type="string">
            <text:p text:style-name="P35">Harfa</text:p>
          </table:table-cell>
          <table:table-cell table:style-name="Table1.A11" office:value-type="string">
            <text:p text:style-name="P69">3 zl</text:p>
          </table:table-cell>
        </table:table-row>
        <table:table-row table:style-name="Table1.58">
          <table:table-cell table:style-name="Table1.A11" office:value-type="string">
            <text:p text:style-name="P35">Loutna</text:p>
          </table:table-cell>
          <table:table-cell table:style-name="Table1.A11" office:value-type="string">
            <text:p text:style-name="P69">3 zl</text:p>
          </table:table-cell>
        </table:table-row>
        <table:table-row table:style-name="Table1.59">
          <table:table-cell table:style-name="Table1.A11" office:value-type="string">
            <text:p text:style-name="P35">Lyra</text:p>
          </table:table-cell>
          <table:table-cell table:style-name="Table1.A11" office:value-type="string">
            <text:p text:style-name="P69">3 zl</text:p>
          </table:table-cell>
        </table:table-row>
        <table:table-row table:style-name="Table1.60">
          <table:table-cell table:style-name="Table1.A11" office:value-type="string">
            <text:p text:style-name="P35">Píšťala</text:p>
          </table:table-cell>
          <table:table-cell table:style-name="Table1.A11" office:value-type="string">
            <text:p text:style-name="P69">2 st</text:p>
          </table:table-cell>
        </table:table-row>
        <table:table-row table:style-name="Table1.61">
          <table:table-cell table:style-name="Table1.A11" office:value-type="string">
            <text:p text:style-name="P36">Roh</text:p>
          </table:table-cell>
          <table:table-cell table:style-name="Table1.A11" office:value-type="string">
            <text:p text:style-name="P69">2 st</text:p>
          </table:table-cell>
        </table:table-row>
        <table:table-row table:style-name="Table1.62">
          <table:table-cell table:style-name="Table1.A11" table:number-columns-spanned="2" office:value-type="string">
            <text:p text:style-name="Záhlaví_20_tabulky">Skleněné zboží</text:p>
          </table:table-cell>
          <table:covered-table-cell/>
        </table:table-row>
        <table:table-row table:style-name="Table1.63">
          <table:table-cell table:style-name="Table1.A11" office:value-type="string">
            <text:p text:style-name="P35"><text:span text:style-name="T10">*</text:span>Zvětšovací sklo</text:p>
          </table:table-cell>
          <table:table-cell table:style-name="Table1.A11" office:value-type="string">
            <text:p text:style-name="P55">5 zl</text:p>
          </table:table-cell>
        </table:table-row>
        <table:table-row table:style-name="Table1.64">
          <table:table-cell table:style-name="Table1.A11" office:value-type="string">
            <text:p text:style-name="P56">*Dalekohled</text:p>
          </table:table-cell>
          <table:table-cell table:style-name="Table1.A11" office:value-type="string">
            <text:p text:style-name="P55">20 zl</text:p>
          </table:table-cell>
        </table:table-row>
        <table:table-row table:style-name="Table1.65">
          <table:table-cell table:style-name="Table1.A11" table:number-columns-spanned="2" office:value-type="string">
            <text:p text:style-name="Záhlaví_20_tabulky">Alchymistická výbava</text:p>
          </table:table-cell>
          <table:covered-table-cell/>
        </table:table-row>
        <table:table-row table:style-name="Table1.66">
          <table:table-cell table:style-name="Table1.A11" office:value-type="string">
            <text:p text:style-name="P35">Alchymistická aparatura</text:p>
          </table:table-cell>
          <table:table-cell table:style-name="Table1.A11" office:value-type="string">
            <text:p text:style-name="P47">10 zl</text:p>
          </table:table-cell>
        </table:table-row>
        <table:table-row table:style-name="Table1.67">
          <table:table-cell table:style-name="Table1.A11" office:value-type="string">
            <text:p text:style-name="P35">Alchymistická laboratoř</text:p>
          </table:table-cell>
          <table:table-cell table:style-name="Table1.A11" office:value-type="string">
            <text:p text:style-name="P47">100 zl</text:p>
          </table:table-cell>
        </table:table-row>
        <table:table-row table:style-name="Table1.68">
          <table:table-cell table:style-name="Table1.A11" office:value-type="string">
            <text:p text:style-name="P35">Alchymistické suroviny</text:p>
          </table:table-cell>
          <table:table-cell table:style-name="Table1.A11" office:value-type="string">
            <text:p text:style-name="P47">1 zl za 1 mag</text:p>
          </table:table-cell>
        </table:table-row>
        <table:table-row table:style-name="Table1.69">
          <table:table-cell table:style-name="Table1.A11" table:number-columns-spanned="2" office:value-type="string">
            <text:p text:style-name="Záhlaví_20_tabulky">Alchymistick<text:span text:style-name="T7">é</text:span> vý<text:span text:style-name="T7">robky</text:span></text:p>
          </table:table-cell>
          <table:covered-table-cell/>
        </table:table-row>
        <table:table-row table:style-name="Table1.70">
          <table:table-cell table:style-name="Table1.A11" office:value-type="string">
            <text:p text:style-name="P37">Léčivý lektvar</text:p>
          </table:table-cell>
          <table:table-cell table:style-name="Table1.A11" office:value-type="string">
            <text:p text:style-name="P47">2 zl</text:p>
          </table:table-cell>
        </table:table-row>
        <table:table-row table:style-name="Table1.71">
          <table:table-cell table:style-name="Table1.A11" office:value-type="string">
            <text:p text:style-name="P37">Petarda</text:p>
          </table:table-cell>
          <table:table-cell table:style-name="Table1.A11" office:value-type="string">
            <text:p text:style-name="P47">2 zl</text:p>
          </table:table-cell>
        </table:table-row>
        <text:soft-page-break/>
        <table:table-row table:style-name="Table1.72">
          <table:table-cell table:style-name="Table1.A11" office:value-type="string">
            <text:p text:style-name="P37">Dýmovnice</text:p>
          </table:table-cell>
          <table:table-cell table:style-name="Table1.A11" office:value-type="string">
            <text:p text:style-name="P47">2 zl</text:p>
          </table:table-cell>
        </table:table-row>
        <table:table-row table:style-name="Table1.73">
          <table:table-cell table:style-name="Table1.A11" office:value-type="string">
            <text:p text:style-name="P48">*Ostatní alchymistické výrobky</text:p>
          </table:table-cell>
          <table:table-cell table:style-name="Table1.A11" office:value-type="string">
            <text:p text:style-name="P47">2 * cena surovin</text:p>
          </table:table-cell>
        </table:table-row>
        <table:table-row table:style-name="Table1.74">
          <table:table-cell table:style-name="Table1.A11" table:number-columns-spanned="2" office:value-type="string">
            <text:p text:style-name="Záhlaví_20_tabulky">Hořlaviny a žíraviny</text:p>
          </table:table-cell>
          <table:covered-table-cell/>
        </table:table-row>
        <table:table-row table:style-name="Table1.75">
          <table:table-cell table:style-name="Table1.A11" office:value-type="string">
            <text:p text:style-name="P48">Láhev zápalného oleje</text:p>
          </table:table-cell>
          <table:table-cell table:style-name="Table1.A11" office:value-type="string">
            <text:p text:style-name="P49">5 st</text:p>
          </table:table-cell>
        </table:table-row>
        <table:table-row table:style-name="Table1.76">
          <table:table-cell table:style-name="Table1.A11" office:value-type="string">
            <text:p text:style-name="P48">Flakón s vitriolem</text:p>
          </table:table-cell>
          <table:table-cell table:style-name="Table1.A11" office:value-type="string">
            <text:p text:style-name="P49">1 zl</text:p>
          </table:table-cell>
        </table:table-row>
        <table:table-row table:style-name="Table1.77">
          <table:table-cell table:style-name="Table1.A11" table:number-columns-spanned="2" office:value-type="string">
            <text:p text:style-name="Záhlaví_20_tabulky">Jedy</text:p>
          </table:table-cell>
          <table:covered-table-cell/>
        </table:table-row>
        <table:table-row table:style-name="Table1.78">
          <table:table-cell table:style-name="Table1.A11" office:value-type="string">
            <text:p text:style-name="P48">Vlčí mor</text:p>
          </table:table-cell>
          <table:table-cell table:style-name="Table1.A11" office:value-type="string">
            <text:p text:style-name="P50">5 st za dávku</text:p>
          </table:table-cell>
        </table:table-row>
        <table:table-row table:style-name="Table1.79">
          <table:table-cell table:style-name="Table1.A11" office:value-type="string">
            <text:p text:style-name="P51">Jed ze zmije</text:p>
          </table:table-cell>
          <table:table-cell table:style-name="Table1.A11" office:value-type="string">
            <text:p text:style-name="P50">2 zl za dávku</text:p>
          </table:table-cell>
        </table:table-row>
        <table:table-row table:style-name="Table1.80">
          <table:table-cell table:style-name="Table1.A11" office:value-type="string">
            <text:p text:style-name="P51">Bol<text:span text:style-name="T11">e</text:span>hlav</text:p>
          </table:table-cell>
          <table:table-cell table:style-name="Table1.A11" office:value-type="string">
            <text:p text:style-name="P52">4 st za dávku</text:p>
          </table:table-cell>
        </table:table-row>
        <table:table-row table:style-name="Table1.81">
          <table:table-cell table:style-name="Table1.A11" office:value-type="string">
            <text:p text:style-name="P51">Muchomůrka zelená</text:p>
          </table:table-cell>
          <table:table-cell table:style-name="Table1.A11" office:value-type="string">
            <text:p text:style-name="P52">2 st za dávku</text:p>
          </table:table-cell>
        </table:table-row>
        <table:table-row table:style-name="Table1.82">
          <table:table-cell table:style-name="Table1.A11" office:value-type="string">
            <text:p text:style-name="P51">Jed z černé ropuchy</text:p>
          </table:table-cell>
          <table:table-cell table:style-name="Table1.A11" office:value-type="string">
            <text:p text:style-name="P31"><text:span text:style-name="T2">6</text:span><text:span text:style-name="T18"> st za dávku</text:span></text:p>
          </table:table-cell>
        </table:table-row>
        <table:table-row table:style-name="Table1.83">
          <table:table-cell table:style-name="Table1.A11" office:value-type="string">
            <text:p text:style-name="P78">*Arzenik</text:p>
          </table:table-cell>
          <table:table-cell table:style-name="Table1.A11" office:value-type="string">
            <text:p text:style-name="P79">6 zl za dávku</text:p>
          </table:table-cell>
        </table:table-row>
        <table:table-row table:style-name="Table1.84">
          <table:table-cell table:style-name="Table1.A11" office:value-type="string">
            <text:p text:style-name="P51">*Jed z kobry</text:p>
          </table:table-cell>
          <table:table-cell table:style-name="Table1.A11" office:value-type="string">
            <text:p text:style-name="P52">5 zl za dávku</text:p>
          </table:table-cell>
        </table:table-row>
        <table:table-row table:style-name="Table1.85">
          <table:table-cell table:style-name="Table1.A11" office:value-type="string">
            <text:p text:style-name="P53">*Kurare</text:p>
          </table:table-cell>
          <table:table-cell table:style-name="Table1.A11" office:value-type="string">
            <text:p text:style-name="P32"><text:span text:style-name="T3">2</text:span><text:span text:style-name="T19">0 zl za dávku</text:span></text:p>
          </table:table-cell>
        </table:table-row>
        <table:table-row table:style-name="Table1.86">
          <table:table-cell table:style-name="Table1.A11" office:value-type="string">
            <text:p text:style-name="P54"><text:span text:style-name="T20">*</text:span>Jed z pralesničky</text:p>
          </table:table-cell>
          <table:table-cell table:style-name="Table1.A11" office:value-type="string">
            <text:p text:style-name="P33"><text:span text:style-name="T4">1</text:span><text:span text:style-name="T5">0</text:span><text:span text:style-name="T19">0 zl za dávku</text:span></text:p>
          </table:table-cell>
        </table:table-row>
        <table:table-row table:style-name="Table1.87">
          <table:table-cell table:style-name="Table1.A11" table:number-columns-spanned="2" office:value-type="string">
            <text:p text:style-name="Záhlaví_20_tabulky"><text:span text:style-name="T14">Tažná, nákladní a j</text:span>ezdecká zvířata</text:p>
          </table:table-cell>
          <table:covered-table-cell/>
        </table:table-row>
        <table:table-row table:style-name="Table1.88">
          <table:table-cell table:style-name="Table1.A11" office:value-type="string">
            <text:p text:style-name="P74">Tažný pes</text:p>
          </table:table-cell>
          <table:table-cell table:style-name="Table1.A11" office:value-type="string">
            <text:p text:style-name="P75">1 zl</text:p>
          </table:table-cell>
        </table:table-row>
        <table:table-row table:style-name="Table1.89">
          <table:table-cell table:style-name="Table1.A11" office:value-type="string">
            <text:p text:style-name="P35">Osel nebo mula</text:p>
          </table:table-cell>
          <table:table-cell table:style-name="Table1.A11" office:value-type="string">
            <text:p text:style-name="P45">2 zl</text:p>
          </table:table-cell>
        </table:table-row>
        <table:table-row table:style-name="Table1.90">
          <table:table-cell table:style-name="Table1.A11" office:value-type="string">
            <text:p text:style-name="P35">Vůl, <text:span text:style-name="T15">kráva</text:span></text:p>
          </table:table-cell>
          <table:table-cell table:style-name="Table1.A11" office:value-type="string">
            <text:p text:style-name="P45">5 zl</text:p>
          </table:table-cell>
        </table:table-row>
        <table:table-row table:style-name="Table1.91">
          <table:table-cell table:style-name="Table1.A11" office:value-type="string">
            <text:p text:style-name="P72">Poník</text:p>
          </table:table-cell>
          <table:table-cell table:style-name="Table1.A11" office:value-type="string">
            <text:p text:style-name="P73">8 zl</text:p>
          </table:table-cell>
        </table:table-row>
        <table:table-row table:style-name="Table1.92">
          <table:table-cell table:style-name="Table1.A11" office:value-type="string">
            <text:p text:style-name="P35">Tažný kůň</text:p>
          </table:table-cell>
          <table:table-cell table:style-name="Table1.A11" office:value-type="string">
            <text:p text:style-name="P45">10 zl</text:p>
          </table:table-cell>
        </table:table-row>
        <table:table-row table:style-name="Table1.93">
          <table:table-cell table:style-name="Table1.A11" office:value-type="string">
            <text:p text:style-name="P35">Jezdecký kůň</text:p>
          </table:table-cell>
          <table:table-cell table:style-name="Table1.A11" office:value-type="string">
            <text:p text:style-name="P45">15 zl</text:p>
          </table:table-cell>
        </table:table-row>
        <table:table-row table:style-name="Table1.94">
          <table:table-cell table:style-name="Table1.A11" office:value-type="string">
            <text:p text:style-name="P35">*Válečný kůň</text:p>
          </table:table-cell>
          <table:table-cell table:style-name="Table1.A11" office:value-type="string">
            <text:p text:style-name="P45">30 zl</text:p>
          </table:table-cell>
        </table:table-row>
        <table:table-row table:style-name="Table1.95">
          <table:table-cell table:style-name="Table1.A11" office:value-type="string">
            <text:p text:style-name="P57"><text:span text:style-name="T16">*</text:span>Velbloud</text:p>
          </table:table-cell>
          <table:table-cell table:style-name="Table1.A11" office:value-type="string">
            <text:p text:style-name="P58">5 zl</text:p>
          </table:table-cell>
        </table:table-row>
        <table:table-row table:style-name="Table1.96">
          <table:table-cell table:style-name="Table1.A11" office:value-type="string">
            <text:p text:style-name="P70"><text:span text:style-name="T16">*</text:span>Slon</text:p>
          </table:table-cell>
          <table:table-cell table:style-name="Table1.A11" office:value-type="string">
            <text:p text:style-name="P71">25 zl</text:p>
          </table:table-cell>
        </table:table-row>
        <table:table-row table:style-name="Table1.97">
          <table:table-cell table:style-name="Table1.A11" table:number-columns-spanned="2" office:value-type="string">
            <text:p text:style-name="Záhlaví_20_tabulky">Dopravní prostředky</text:p>
          </table:table-cell>
          <table:covered-table-cell/>
        </table:table-row>
        <table:table-row table:style-name="Table1.98">
          <table:table-cell table:style-name="Table1.A11" office:value-type="string">
            <text:p text:style-name="P76">Sáně</text:p>
          </table:table-cell>
          <table:table-cell table:style-name="Table1.A11" office:value-type="string">
            <text:p text:style-name="P77">6 st</text:p>
          </table:table-cell>
        </table:table-row>
        <table:table-row table:style-name="Table1.99">
          <table:table-cell table:style-name="Table1.A11" office:value-type="string">
            <text:p text:style-name="P35">Kára nebo dvoukolák</text:p>
          </table:table-cell>
          <table:table-cell table:style-name="Table1.A11" office:value-type="string">
            <text:p text:style-name="P46">1 zl</text:p>
          </table:table-cell>
        </table:table-row>
        <table:table-row table:style-name="Table1.100">
          <table:table-cell table:style-name="Table1.A11" office:value-type="string">
            <text:p text:style-name="P35">Vůz</text:p>
          </table:table-cell>
          <table:table-cell table:style-name="Table1.A11" office:value-type="string">
            <text:p text:style-name="P46">5 zl</text:p>
          </table:table-cell>
        </table:table-row>
        <table:table-row table:style-name="Table1.101">
          <table:table-cell table:style-name="Table1.A11" office:value-type="string">
            <text:p text:style-name="P35">Kočár</text:p>
          </table:table-cell>
          <table:table-cell table:style-name="Table1.A11" office:value-type="string">
            <text:p text:style-name="P46">20 zl</text:p>
          </table:table-cell>
        </table:table-row>
        <table:table-row table:style-name="Table1.102">
          <table:table-cell table:style-name="Table1.A11" table:number-columns-spanned="2" office:value-type="string">
            <text:p text:style-name="Záhlaví_20_tabulky">Lodě</text:p>
          </table:table-cell>
          <table:covered-table-cell/>
        </table:table-row>
        <table:table-row table:style-name="Table1.103">
          <table:table-cell table:style-name="Table1.A11" office:value-type="string">
            <text:p text:style-name="P59">Loďka pro dvě osoby</text:p>
          </table:table-cell>
          <table:table-cell table:style-name="Table1.A11" office:value-type="string">
            <text:p text:style-name="P60">2 zl</text:p>
          </table:table-cell>
        </table:table-row>
        <table:table-row table:style-name="Table1.104">
          <table:table-cell table:style-name="Table1.A11" office:value-type="string">
            <text:p text:style-name="P59">Člun pro několik osob</text:p>
          </table:table-cell>
          <table:table-cell table:style-name="Table1.A11" office:value-type="string">
            <text:p text:style-name="P60">10 zl</text:p>
          </table:table-cell>
        </table:table-row>
        <table:table-row table:style-name="Table1.105">
          <table:table-cell table:style-name="Table1.A11" office:value-type="string">
            <text:p text:style-name="P59">Malá plachetnice</text:p>
          </table:table-cell>
          <table:table-cell table:style-name="Table1.A11" office:value-type="string">
            <text:p text:style-name="P60">50 zl</text:p>
          </table:table-cell>
        </table:table-row>
        <table:table-row table:style-name="Table1.106">
          <table:table-cell table:style-name="Table1.A11" office:value-type="string">
            <text:p text:style-name="P59">Malá obchodní loď</text:p>
          </table:table-cell>
          <table:table-cell table:style-name="Table1.A11" office:value-type="string">
            <text:p text:style-name="P30"><text:span text:style-name="T1">3</text:span><text:span text:style-name="T17">00 zl</text:span></text:p>
          </table:table-cell>
        </table:table-row>
        <table:table-row table:style-name="Table1.107">
          <table:table-cell table:style-name="Table1.A11" office:value-type="string">
            <text:p text:style-name="P59">Velká obchodní loď</text:p>
          </table:table-cell>
          <table:table-cell table:style-name="Table1.A11" office:value-type="string">
            <text:p text:style-name="P30"><text:span text:style-name="T1">6</text:span><text:span text:style-name="T17">00 zl</text:span></text:p>
          </table:table-cell>
        </table:table-row>
        <table:table-row table:style-name="Table1.108">
          <table:table-cell table:style-name="Table1.A11" office:value-type="string">
            <text:p text:style-name="P59">Malá válečná loď</text:p>
          </table:table-cell>
          <table:table-cell table:style-name="Table1.A11" office:value-type="string">
            <text:p text:style-name="P60"><text:span text:style-name="T12">5</text:span>00 zl</text:p>
          </table:table-cell>
        </table:table-row>
        <text:soft-page-break/>
        <table:table-row table:style-name="Table1.109">
          <table:table-cell table:style-name="Table1.A11" office:value-type="string">
            <text:p text:style-name="P59">Velká válečná loď</text:p>
          </table:table-cell>
          <table:table-cell table:style-name="Table1.A11" office:value-type="string">
            <text:p text:style-name="P60"><text:span text:style-name="T12">2.0</text:span>00 zl</text:p>
          </table:table-cell>
        </table:table-row>
        <table:table-row table:style-name="Table1.110">
          <table:table-cell table:style-name="Table1.A11" table:number-columns-spanned="2" office:value-type="string">
            <text:p text:style-name="Záhlaví_20_tabulky">Domy</text:p>
          </table:table-cell>
          <table:covered-table-cell/>
        </table:table-row>
        <table:table-row table:style-name="Table1.111">
          <table:table-cell table:style-name="Table1.A11" office:value-type="string">
            <text:p text:style-name="P59">Domek s jednou místností, lovecký srub</text:p>
          </table:table-cell>
          <table:table-cell table:style-name="Table1.A11" office:value-type="string">
            <text:p text:style-name="P63">20 zl</text:p>
          </table:table-cell>
        </table:table-row>
        <table:table-row table:style-name="Table1.112">
          <table:table-cell table:style-name="Table1.A11" office:value-type="string">
            <text:p text:style-name="P59">Malý dům</text:p>
          </table:table-cell>
          <table:table-cell table:style-name="Table1.A11" office:value-type="string">
            <text:p text:style-name="P64">100 zl</text:p>
          </table:table-cell>
        </table:table-row>
        <table:table-row table:style-name="Table1.113">
          <table:table-cell table:style-name="Table1.A11" office:value-type="string">
            <text:p text:style-name="P61">Obytná věž</text:p>
          </table:table-cell>
          <table:table-cell table:style-name="Table1.A11" office:value-type="string">
            <text:p text:style-name="P64">200 zl</text:p>
          </table:table-cell>
        </table:table-row>
        <table:table-row table:style-name="Table1.114">
          <table:table-cell table:style-name="Table1.A11" office:value-type="string">
            <text:p text:style-name="P59">Velký dům</text:p>
          </table:table-cell>
          <table:table-cell table:style-name="Table1.A11" office:value-type="string">
            <text:p text:style-name="P62">1.000 zl</text:p>
          </table:table-cell>
        </table:table-row>
        <table:table-row table:style-name="Table1.115">
          <table:table-cell table:style-name="Table1.A11" office:value-type="string">
            <text:p text:style-name="P61">Výstavní dům</text:p>
          </table:table-cell>
          <table:table-cell table:style-name="Table1.A11" office:value-type="string">
            <text:p text:style-name="P66">5.000 zl</text:p>
          </table:table-cell>
        </table:table-row>
        <table:table-row table:style-name="Table1.116">
          <table:table-cell table:style-name="Table1.A11" office:value-type="string">
            <text:p text:style-name="P61">Palác</text:p>
          </table:table-cell>
          <table:table-cell table:style-name="Table1.A11" office:value-type="string">
            <text:p text:style-name="P66">25.000 zl</text:p>
          </table:table-cell>
        </table:table-row>
        <table:table-row table:style-name="Table1.117">
          <table:table-cell table:style-name="Table1.A11" table:number-columns-spanned="2" office:value-type="string">
            <text:p text:style-name="Záhlaví_20_tabulky">Opevněné domy a hrady</text:p>
          </table:table-cell>
          <table:covered-table-cell/>
        </table:table-row>
        <table:table-row table:style-name="Table1.118">
          <table:table-cell table:style-name="Table1.A11" office:value-type="string">
            <text:p text:style-name="P61">Opevněný dům</text:p>
          </table:table-cell>
          <table:table-cell table:style-name="Table1.A11" office:value-type="string">
            <text:p text:style-name="P64">400 zl</text:p>
          </table:table-cell>
        </table:table-row>
        <table:table-row table:style-name="Table1.119">
          <table:table-cell table:style-name="Table1.A11" office:value-type="string">
            <text:p text:style-name="P59">Opevněná věž</text:p>
          </table:table-cell>
          <table:table-cell table:style-name="Table1.A11" office:value-type="string">
            <text:p text:style-name="P64">800 zl</text:p>
          </table:table-cell>
        </table:table-row>
        <table:table-row table:style-name="Table1.120">
          <table:table-cell table:style-name="Table1.A11" office:value-type="string">
            <text:p text:style-name="P59">Malá tvrz</text:p>
          </table:table-cell>
          <table:table-cell table:style-name="Table1.A11" office:value-type="string">
            <text:p text:style-name="P64">3.000 zl</text:p>
          </table:table-cell>
        </table:table-row>
        <table:table-row table:style-name="Table1.121">
          <table:table-cell table:style-name="Table1.A11" office:value-type="string">
            <text:p text:style-name="P61">Hrad</text:p>
          </table:table-cell>
          <table:table-cell table:style-name="Table1.A11" office:value-type="string">
            <text:p text:style-name="P63"><text:span text:style-name="T13">10</text:span>.000 zl</text:p>
          </table:table-cell>
        </table:table-row>
        <table:table-row table:style-name="Table1.122">
          <table:table-cell table:style-name="Table1.A122" office:value-type="string">
            <text:p text:style-name="P67">Pevnost</text:p>
          </table:table-cell>
          <table:table-cell table:style-name="Table1.A122" office:value-type="string">
            <text:p text:style-name="P65">30.000 zl</text:p>
          </table:table-cell>
        </table:table-row>
      </table:table>
      <text:h text:style-name="P110" text:outline-level="2">Rozmisťování pokladů</text:h>
      <text:p text:style-name="P13">Většina pokladů by měly být nepříliš cenné věci, <text:span text:style-name="T87">například</text:span> různé obrazy, knihy, koberce, nádobí, stříbrné šperky, menší počet mincí a podobně. Opravdu <text:span text:style-name="T88">cennými</text:span> poklady šetři. Když totiž hráči každou chvíli narazí na zlatou korunu posázenou diamanty, zvyknou si na to a přestane jim to připadat výjimečné a pamětihodné.</text:p>
      <text:h text:style-name="P110" text:outline-level="2">Prodej pokladů</text:h>
      <text:p text:style-name="P29">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p>
      <text:h text:style-name="P102" text:outline-level="1">Neobvyklé předměty</text:h>
      <text:list xml:id="list2481370813" text:style-name="L3">
        <text:list-item>
          <text:p text:style-name="P116">zápalky</text:p>
        </text:list-item>
        <text:list-item>
          <text:p text:style-name="P117">zapalovač</text:p>
        </text:list-item>
        <text:list-item>
          <text:p text:style-name="P118">svěcená voda</text:p>
        </text:list-item>
        <text:list-item>
          <text:p text:style-name="P119">plamenom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4T16:10:39.165000000</dc:date>
    <meta:print-date>2113-01-01T00:00:00</meta:print-date>
    <meta:editing-cycles>21937</meta:editing-cycles>
    <meta:editing-duration>P64DT22H24M19S</meta:editing-duration>
    <meta:generator>LibreOffice/6.0.5.2$Windows_X86_64 LibreOffice_project/54c8cbb85f300ac59db32fe8a675ff7683cd5a16</meta:generator>
    <meta:document-statistic meta:table-count="1" meta:image-count="0" meta:object-count="0" meta:page-count="15" meta:paragraph-count="335" meta:word-count="2373" meta:character-count="13886" meta:non-whitespace-character-count="11842"/>
  </office:meta>
</office:document-meta>
</file>